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997cm"/>
    </style:style>
    <style:style style:name="co3" style:family="table-column">
      <style:table-column-properties fo:break-before="auto" style:column-width="2.6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4"/>
        <table:table-column table:style-name="co1" table:number-columns-repeated="5" table:default-cell-style-name="ce4"/>
        <table:table-row table:style-name="ro1">
          <table:table-cell table:style-name="ce1" office:value-type="string">
            <text:p>Item </text:p>
          </table:table-cell>
          <table:table-cell table:style-name="ce1" office:value-type="string">
            <text:p>Cost </text:p>
          </table:table-cell>
          <table:table-cell table:style-name="ce1" office:value-type="string">
            <text:p>Weight</text:p>
          </table:table-cell>
          <table:table-cell table:number-columns-repeated="4"/>
        </table:table-row>
        <table:table-row table:style-name="ro1">
          <table:table-cell office:value-type="string">
            <text:p>Alchemical materials, exotic <text:s/></text:p>
          </table:table-cell>
          <table:table-cell office:value-type="string">
            <text:p>11 gp–25+ gp</text:p>
          </table:table-cell>
          <table:table-cell office:value-type="string">
            <text:p>1 oz.</text:p>
          </table:table-cell>
          <table:table-cell table:number-columns-repeated="4"/>
        </table:table-row>
        <table:table-row table:style-name="ro1">
          <table:table-cell office:value-type="string">
            <text:p>Alchemical materials, rare <text:s/></text:p>
          </table:table-cell>
          <table:table-cell office:value-type="string">
            <text:p>2 gp–10 gp</text:p>
          </table:table-cell>
          <table:table-cell office:value-type="string">
            <text:p>1 oz.</text:p>
          </table:table-cell>
          <table:table-cell table:number-columns-repeated="4"/>
        </table:table-row>
        <table:table-row table:style-name="ro1">
          <table:table-cell office:value-type="string">
            <text:p>Alchemical materials, unusual <text:s/></text:p>
          </table:table-cell>
          <table:table-cell office:value-type="string">
            <text:p>1 sp–1 gp</text:p>
          </table:table-cell>
          <table:table-cell office:value-type="string">
            <text:p>1 oz.</text:p>
          </table:table-cell>
          <table:table-cell table:number-columns-repeated="4"/>
        </table:table-row>
        <table:table-row table:style-name="ro1">
          <table:table-cell office:value-type="string">
            <text:p>Alchemical Tooth</text:p>
          </table:table-cell>
          <table:table-cell office:value-type="string">
            <text:p>300 gp</text:p>
          </table:table-cell>
          <table:table-cell table:number-columns-repeated="5"/>
        </table:table-row>
        <table:table-row table:style-name="ro1">
          <table:table-cell office:value-type="string">
            <text:p>Almond oil </text:p>
          </table:table-cell>
          <table:table-cell office:value-type="string">
            <text:p>10 gp</text:p>
          </table:table-cell>
          <table:table-cell table:number-columns-repeated="5"/>
        </table:table-row>
        <table:table-row table:style-name="ro1">
          <table:table-cell office:value-type="string">
            <text:p>Almonds </text:p>
          </table:table-cell>
          <table:table-cell office:value-type="string">
            <text:p>3 gp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ltar case, granite</text:p>
          </table:table-cell>
          <table:table-cell office:value-type="string">
            <text:p>40 gp</text:p>
          </table:table-cell>
          <table:table-cell office:value-type="string">
            <text:p>40 Ib.†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ltar case, spruce</text:p>
          </table:table-cell>
          <table:table-cell office:value-type="string">
            <text:p>20 gp</text:p>
          </table:table-cell>
          <table:table-cell office:value-type="string">
            <text:p>5 lb.†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ltar cloth, dyed</text:p>
          </table:table-cell>
          <table:table-cell office:value-type="string">
            <text:p>+5 gp</text:p>
          </table:table-cell>
          <table:table-cell office:value-type="string">
            <text:p>*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ltar cloth, gold brocade</text:p>
          </table:table-cell>
          <table:table-cell office:value-type="string">
            <text:p>40 gp</text:p>
          </table:table-cell>
          <table:table-cell office:value-type="string">
            <text:p>*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ltar cloth, linen</text:p>
          </table:table-cell>
          <table:table-cell office:value-type="string">
            <text:p>15 gp</text:p>
          </table:table-cell>
          <table:table-cell office:value-type="string">
            <text:p>*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ltar cloth, silk</text:p>
          </table:table-cell>
          <table:table-cell office:value-type="string">
            <text:p>35 gp</text:p>
          </table:table-cell>
          <table:table-cell office:value-type="string">
            <text:p>*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ltar cloth, small</text:p>
          </table:table-cell>
          <table:table-cell office:value-type="string">
            <text:p>3 gp</text:p>
          </table:table-cell>
          <table:table-cell office:value-type="string">
            <text:p>*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ltar cloth, velvet</text:p>
          </table:table-cell>
          <table:table-cell office:value-type="string">
            <text:p>30 gp</text:p>
          </table:table-cell>
          <table:table-cell office:value-type="string">
            <text:p>*</text:p>
          </table:table-cell>
          <table:table-cell table:number-columns-repeated="4"/>
        </table:table-row>
        <table:table-row table:style-name="ro1">
          <table:table-cell office:value-type="string">
            <text:p>Angelica </text:p>
          </table:table-cell>
          <table:table-cell office:value-type="string">
            <text:p>5 cp</text:p>
          </table:table-cell>
          <table:table-cell table:number-columns-repeated="5"/>
        </table:table-row>
        <table:table-row table:style-name="ro1">
          <table:table-cell office:value-type="string">
            <text:p>Animal call </text:p>
          </table:table-cell>
          <table:table-cell office:value-type="string">
            <text:p>20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Animal call </text:p>
          </table:table-cell>
          <table:table-cell office:value-type="string">
            <text:p>20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Animal trainer’s kit </text:p>
          </table:table-cell>
          <table:table-cell office:value-type="string">
            <text:p>5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Animal training kit </text:p>
          </table:table-cell>
          <table:table-cell office:value-type="string">
            <text:p>75 gp </text:p>
          </table:table-cell>
          <table:table-cell office:value-type="string">
            <text:p>15 lb.</text:p>
          </table:table-cell>
          <table:table-cell table:number-columns-repeated="4"/>
        </table:table-row>
        <table:table-row table:style-name="ro1">
          <table:table-cell office:value-type="string">
            <text:p>Animal training outfit </text:p>
          </table:table-cell>
          <table:table-cell office:value-type="string">
            <text:p>10 gp 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office:value-type="string">
            <text:p>Animal training pole </text:p>
          </table:table-cell>
          <table:table-cell office:value-type="string">
            <text:p>10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Anise </text:p>
          </table:table-cell>
          <table:table-cell office:value-type="string">
            <text:p>3 cp</text:p>
          </table:table-cell>
          <table:table-cell table:number-columns-repeated="5"/>
        </table:table-row>
        <table:table-row table:style-name="ro1">
          <table:table-cell office:value-type="string">
            <text:p>Apples</text:p>
          </table:table-cell>
          <table:table-cell office:value-type="string">
            <text:p>1 gp/lb.</text:p>
          </table:table-cell>
          <table:table-cell table:number-columns-repeated="5"/>
        </table:table-row>
        <table:table-row table:style-name="ro1">
          <table:table-cell office:value-type="string">
            <text:p>Apricots </text:p>
          </table:table-cell>
          <table:table-cell office:value-type="string">
            <text:p>15 gp/lb.</text:p>
          </table:table-cell>
          <table:table-cell table:number-columns-repeated="5"/>
        </table:table-row>
        <table:table-row table:style-name="ro1">
          <table:table-cell office:value-type="string">
            <text:p>Apron, leather </text:p>
          </table:table-cell>
          <table:table-cell office:value-type="string">
            <text:p>3 s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Arcane material, exotic <text:s/></text:p>
          </table:table-cell>
          <table:table-cell office:value-type="string">
            <text:p>6 gp–25 gp</text:p>
          </table:table-cell>
          <table:table-cell office:value-type="string">
            <text:p>1 oz.</text:p>
          </table:table-cell>
          <table:table-cell table:number-columns-repeated="4"/>
        </table:table-row>
        <table:table-row table:style-name="ro1">
          <table:table-cell office:value-type="string">
            <text:p>Arcane material, rare</text:p>
          </table:table-cell>
          <table:table-cell office:value-type="string">
            <text:p>1 gp–5 gp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Arcane material, unique <text:s/></text:p>
          </table:table-cell>
          <table:table-cell office:value-type="string">
            <text:p>25 gp–100+ gp</text:p>
          </table:table-cell>
          <table:table-cell office:value-type="string">
            <text:p>1 oz.</text:p>
          </table:table-cell>
          <table:table-cell table:number-columns-repeated="4"/>
        </table:table-row>
        <table:table-row table:style-name="ro1">
          <table:table-cell office:value-type="string">
            <text:p>Armor maintenance ki</text:p>
          </table:table-cell>
          <table:table-cell office:value-type="string">
            <text:p>1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Armor maintenance kit </text:p>
          </table:table-cell>
          <table:table-cell office:value-type="string">
            <text:p>1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scender/slider </text:p>
          </table:table-cell>
          <table:table-cell office:value-type="string">
            <text:p>2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Ascender/slider </text:p>
          </table:table-cell>
          <table:table-cell office:value-type="string">
            <text:p>2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spergillum, gold</text:p>
          </table:table-cell>
          <table:table-cell office:value-type="string">
            <text:p>45 gp</text:p>
          </table:table-cell>
          <table:table-cell office:value-type="string">
            <text:p>3 lb.†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spergillum, iron</text:p>
          </table:table-cell>
          <table:table-cell office:value-type="string">
            <text:p>5 gp</text:p>
          </table:table-cell>
          <table:table-cell office:value-type="string">
            <text:p>3 lb.†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spergillum, silver</text:p>
          </table:table-cell>
          <table:table-cell office:value-type="string">
            <text:p>20 gp</text:p>
          </table:table-cell>
          <table:table-cell office:value-type="string">
            <text:p>3 lb.†</text:p>
          </table:table-cell>
          <table:table-cell table:number-columns-repeated="4"/>
        </table:table-row>
        <table:table-row table:style-name="ro1">
          <table:table-cell office:value-type="string">
            <text:p>Bacon </text:p>
          </table:table-cell>
          <table:table-cell office:value-type="string">
            <text:p>4 gp</text:p>
          </table:table-cell>
          <table:table-cell table:number-columns-repeated="5"/>
        </table:table-row>
        <table:table-row table:style-name="ro1">
          <table:table-cell office:value-type="string">
            <text:p>Balance pole </text:p>
          </table:table-cell>
          <table:table-cell office:value-type="string">
            <text:p>5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anner/standard </text:p>
          </table:table-cell>
          <table:table-cell office:value-type="string">
            <text:p>30 gp+ </text:p>
          </table:table-cell>
          <table:table-cell office:value-type="string">
            <text:p>10 lb.</text:p>
          </table:table-cell>
          <table:table-cell table:number-columns-repeated="4"/>
        </table:table-row>
        <table:table-row table:style-name="ro1">
          <table:table-cell office:value-type="string">
            <text:p>Banner/standard </text:p>
          </table:table-cell>
          <table:table-cell office:value-type="string">
            <text:p>30 gp+ </text:p>
          </table:table-cell>
          <table:table-cell office:value-type="string">
            <text:p>10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arbed wire (50 ft.) </text:p>
          </table:table-cell>
          <table:table-cell office:value-type="string">
            <text:p>75 gp </text:p>
          </table:table-cell>
          <table:table-cell office:value-type="string">
            <text:p>35 lb.</text:p>
          </table:table-cell>
          <table:table-cell table:number-columns-repeated="4"/>
        </table:table-row>
        <table:table-row table:style-name="ro1">
          <table:table-cell office:value-type="string">
            <text:p>Barbed wire (50 ft.) </text:p>
          </table:table-cell>
          <table:table-cell office:value-type="string">
            <text:p>75 gp </text:p>
          </table:table-cell>
          <table:table-cell office:value-type="string">
            <text:p>35 lb.</text:p>
          </table:table-cell>
          <table:table-cell table:number-columns-repeated="4"/>
        </table:table-row>
        <table:table-row table:style-name="ro1">
          <table:table-cell office:value-type="string">
            <text:p>Barley </text:p>
          </table:table-cell>
          <table:table-cell office:value-type="string">
            <text:p>1 gp</text:p>
          </table:table-cell>
          <table:table-cell table:number-columns-repeated="5"/>
        </table:table-row>
        <table:table-row table:style-name="ro1">
          <table:table-cell office:value-type="string">
            <text:p>Basil </text:p>
          </table:table-cell>
          <table:table-cell office:value-type="string">
            <text:p>1 sp</text:p>
          </table:table-cell>
          <table:table-cell table:number-columns-repeated="5"/>
        </table:table-row>
        <table:table-row table:style-name="ro1">
          <table:table-cell office:value-type="string">
            <text:p>Beef Corned </text:p>
          </table:table-cell>
          <table:table-cell office:value-type="string">
            <text:p>3 gp</text:p>
          </table:table-cell>
          <table:table-cell table:number-columns-repeated="5"/>
        </table:table-row>
        <table:table-row table:style-name="ro1">
          <table:table-cell office:value-type="string">
            <text:p>Beef Dried </text:p>
          </table:table-cell>
          <table:table-cell office:value-type="string">
            <text:p>5 gp</text:p>
          </table:table-cell>
          <table:table-cell table:number-columns-repeated="5"/>
        </table:table-row>
        <table:table-row table:style-name="ro1">
          <table:table-cell office:value-type="string">
            <text:p>Beef Jerked </text:p>
          </table:table-cell>
          <table:table-cell office:value-type="string">
            <text:p>7 gp</text:p>
          </table:table-cell>
          <table:table-cell table:number-columns-repeated="5"/>
        </table:table-row>
        <table:table-row table:style-name="ro1">
          <table:table-cell office:value-type="string">
            <text:p>Beef Sausage </text:p>
          </table:table-cell>
          <table:table-cell office:value-type="string">
            <text:p>2 gp</text:p>
          </table:table-cell>
          <table:table-cell table:number-columns-repeated="5"/>
        </table:table-row>
        <table:table-row table:style-name="ro1">
          <table:table-cell office:value-type="string">
            <text:p>Beef Smoked </text:p>
          </table:table-cell>
          <table:table-cell office:value-type="string">
            <text:p>4 gp</text:p>
          </table:table-cell>
          <table:table-cell table:number-columns-repeated="5"/>
        </table:table-row>
        <table:table-row table:style-name="ro1">
          <table:table-cell office:value-type="string">
            <text:p>Beekeeper’s outfit </text:p>
          </table:table-cell>
          <table:table-cell office:value-type="string">
            <text:p>9 gp </text:p>
          </table:table-cell>
          <table:table-cell office:value-type="string">
            <text:p>4 lb.</text:p>
          </table:table-cell>
          <table:table-cell table:number-columns-repeated="4"/>
        </table:table-row>
        <table:table-row table:style-name="ro1">
          <table:table-cell office:value-type="string">
            <text:p>Belt Baldric </text:p>
          </table:table-cell>
          <table:table-cell office:value-type="string">
            <text:p>7 s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Belt Fine </text:p>
          </table:table-cell>
          <table:table-cell office:value-type="string">
            <text:p>25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Belt Leather </text:p>
          </table:table-cell>
          <table:table-cell office:value-type="string">
            <text:p>2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Bergamot </text:p>
          </table:table-cell>
          <table:table-cell office:value-type="string">
            <text:p>3 cp</text:p>
          </table:table-cell>
          <table:table-cell table:number-columns-repeated="5"/>
        </table:table-row>
        <table:table-row table:style-name="ro1">
          <table:table-cell table:style-name="ce2" office:value-type="string">
            <text:p>Billhook </text:p>
          </table:table-cell>
          <table:table-cell office:value-type="string">
            <text:p>5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Billhook </text:p>
          </table:table-cell>
          <table:table-cell office:value-type="string">
            <text:p>5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odysuit, Black</text:p>
          </table:table-cell>
          <table:table-cell office:value-type="string">
            <text:p>30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Bodysuit, black </text:p>
          </table:table-cell>
          <table:table-cell office:value-type="string">
            <text:p>3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olt cutters </text:p>
          </table:table-cell>
          <table:table-cell office:value-type="string">
            <text:p>6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Bolt cutters </text:p>
          </table:table-cell>
          <table:table-cell office:value-type="string">
            <text:p>6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ook, false </text:p>
          </table:table-cell>
          <table:table-cell office:value-type="string">
            <text:p>30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Book, false </text:p>
          </table:table-cell>
          <table:table-cell office:value-type="string">
            <text:p>30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Boots High </text:p>
          </table:table-cell>
          <table:table-cell office:value-type="string">
            <text:p>5 s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Boots Hip/wading </text:p>
          </table:table-cell>
          <table:table-cell office:value-type="string">
            <text:p>1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Boots Low </text:p>
          </table:table-cell>
          <table:table-cell office:value-type="string">
            <text:p>3 s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Boots Riding </text:p>
          </table:table-cell>
          <table:table-cell office:value-type="string">
            <text:p>1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Boots Smuggler’s</text:p>
          </table:table-cell>
          <table:table-cell office:value-type="string">
            <text:p>1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oots, Smuggler’s</text:p>
          </table:table-cell>
          <table:table-cell office:value-type="string">
            <text:p>10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Borage </text:p>
          </table:table-cell>
          <table:table-cell office:value-type="string">
            <text:p>2 cp</text:p>
          </table:table-cell>
          <table:table-cell table:number-columns-repeated="5"/>
        </table:table-row>
        <table:table-row table:style-name="ro1">
          <table:table-cell table:style-name="ce2" office:value-type="string">
            <text:p>Branding ironpoker/poker</text:p>
          </table:table-cell>
          <table:table-cell office:value-type="string">
            <text:p>2 gp</text:p>
          </table:table-cell>
          <table:table-cell office:value-type="string">
            <text:p>4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azier, field, bronze</text:p>
          </table:table-cell>
          <table:table-cell office:value-type="string">
            <text:p>4 gp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azier, field, sliver</text:p>
          </table:table-cell>
          <table:table-cell office:value-type="string">
            <text:p>15 gp</text:p>
          </table:table-cell>
          <table:table-cell office:value-type="string">
            <text:p>6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azier, large, bronze</text:p>
          </table:table-cell>
          <table:table-cell office:value-type="string">
            <text:p>30 gp</text:p>
          </table:table-cell>
          <table:table-cell office:value-type="string">
            <text:p>75 I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azier, large, gold</text:p>
          </table:table-cell>
          <table:table-cell office:value-type="string">
            <text:p>110 gp</text:p>
          </table:table-cell>
          <table:table-cell office:value-type="string">
            <text:p>160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azier, large, silver</text:p>
          </table:table-cell>
          <table:table-cell office:value-type="string">
            <text:p>70 gp</text:p>
          </table:table-cell>
          <table:table-cell office:value-type="string">
            <text:p>80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azier, medium, bronze</text:p>
          </table:table-cell>
          <table:table-cell office:value-type="string">
            <text:p>17 gp</text:p>
          </table:table-cell>
          <table:table-cell office:value-type="string">
            <text:p>25 I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azier, medium, gold</text:p>
          </table:table-cell>
          <table:table-cell office:value-type="string">
            <text:p>70 gp</text:p>
          </table:table-cell>
          <table:table-cell office:value-type="string">
            <text:p>60 I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azier, medium, silver</text:p>
          </table:table-cell>
          <table:table-cell office:value-type="string">
            <text:p>30 gp</text:p>
          </table:table-cell>
          <table:table-cell office:value-type="string">
            <text:p>30 Ib</text:p>
          </table:table-cell>
          <table:table-cell table:number-columns-repeated="4"/>
        </table:table-row>
        <table:table-row table:style-name="ro1">
          <table:table-cell office:value-type="string">
            <text:p>Breeches/pants Bustle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Breeches/pants Cotton </text:p>
          </table:table-cell>
          <table:table-cell office:value-type="string">
            <text:p>1 s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Breeches/pants Leather </text:p>
          </table:table-cell>
          <table:table-cell office:value-type="string">
            <text:p>8 sp </text:p>
          </table:table-cell>
          <table:table-cell office:value-type="string">
            <text:p>1.5 lb.</text:p>
          </table:table-cell>
          <table:table-cell table:number-columns-repeated="4"/>
        </table:table-row>
        <table:table-row table:style-name="ro1">
          <table:table-cell office:value-type="string">
            <text:p>Breeches/pants Sackcloth </text:p>
          </table:table-cell>
          <table:table-cell office:value-type="string">
            <text:p>5 c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Breeches/pants Silk </text:p>
          </table:table-cell>
          <table:table-cell office:value-type="string">
            <text:p>8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Breeches/pants Velvet </text:p>
          </table:table-cell>
          <table:table-cell office:value-type="string">
            <text:p>4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Breeches/pants Woolen </text:p>
          </table:table-cell>
          <table:table-cell office:value-type="string">
            <text:p>5 s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Brewmaker, dwarven</text:p>
          </table:table-cell>
          <table:table-cell office:value-type="string">
            <text:p>4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ewmaker, dwarven cage</text:p>
          </table:table-cell>
          <table:table-cell office:value-type="string">
            <text:p><text:s/>4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ewmaker, dwarven cage , Diminutive </text:p>
          </table:table-cell>
          <table:table-cell office:value-type="string">
            <text:p>10 gp </text:p>
          </table:table-cell>
          <table:table-cell office:value-type="string">
            <text:p>13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ewmaker, dwarven cage , Large </text:p>
          </table:table-cell>
          <table:table-cell office:value-type="string">
            <text:p>75 gp </text:p>
          </table:table-cell>
          <table:table-cell office:value-type="string">
            <text:p>200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ewmaker, dwarven cage , Medium-size </text:p>
          </table:table-cell>
          <table:table-cell office:value-type="string">
            <text:p>50 gp </text:p>
          </table:table-cell>
          <table:table-cell office:value-type="string">
            <text:p>100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ewmaker, dwarven cage , Small </text:p>
          </table:table-cell>
          <table:table-cell office:value-type="string">
            <text:p>25 gp </text:p>
          </table:table-cell>
          <table:table-cell office:value-type="string">
            <text:p>75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Brewmaker, dwarven cage , Tiny </text:p>
          </table:table-cell>
          <table:table-cell office:value-type="string">
            <text:p>15 gp </text:p>
          </table:table-cell>
          <table:table-cell office:value-type="string">
            <text:p>25 lb.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>
            <text:p>Bridle of Ease</text:p>
          </table:table-cell>
          <table:table-cell office:value-type="string">
            <text:p>500 gp</text:p>
          </table:table-cell>
          <table:table-cell office:value-type="string">
            <text:p>1 lb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Buckle (large) Fancy </text:p>
          </table:table-cell>
          <table:table-cell office:value-type="string">
            <text:p>1 gp+ </text:p>
          </table:table-cell>
          <table:table-cell office:value-type="string">
            <text:p>—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>
            <text:p>Buckle (large) Plain </text:p>
          </table:table-cell>
          <table:table-cell office:value-type="string">
            <text:p>2 sp </text:p>
          </table:table-cell>
          <table:table-cell office:value-type="string">
            <text:p>—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>
            <text:p>Buckwheat </text:p>
          </table:table-cell>
          <table:table-cell office:value-type="string">
            <text:p>5 s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Buffalo Dried </text:p>
          </table:table-cell>
          <table:table-cell office:value-type="string">
            <text:p>30 g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Buffalo Jerked </text:p>
          </table:table-cell>
          <table:table-cell office:value-type="string">
            <text:p>45 g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Cage Diminutive</text:p>
          </table:table-cell>
          <table:table-cell office:value-type="string">
            <text:p>10 gp </text:p>
          </table:table-cell>
          <table:table-cell office:value-type="string">
            <text:p>13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Cage Large </text:p>
          </table:table-cell>
          <table:table-cell office:value-type="string">
            <text:p>75 gp </text:p>
          </table:table-cell>
          <table:table-cell office:value-type="string">
            <text:p>200 lb.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Cage Medium-size </text:p>
          </table:table-cell>
          <table:table-cell office:value-type="string">
            <text:p>50 gp </text:p>
          </table:table-cell>
          <table:table-cell office:value-type="string">
            <text:p>100 lb.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>
            <text:p>Cage Small </text:p>
          </table:table-cell>
          <table:table-cell office:value-type="string">
            <text:p>25 gp </text:p>
          </table:table-cell>
          <table:table-cell office:value-type="string">
            <text:p>75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Cage Tiny </text:p>
          </table:table-cell>
          <table:table-cell office:value-type="string">
            <text:p>15 gp </text:p>
          </table:table-cell>
          <table:table-cell office:value-type="string">
            <text:p>25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Cage, Diminutive </text:p>
          </table:table-cell>
          <table:table-cell office:value-type="string">
            <text:p>10 gp </text:p>
          </table:table-cell>
          <table:table-cell office:value-type="string">
            <text:p>13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Cage, Large </text:p>
          </table:table-cell>
          <table:table-cell office:value-type="string">
            <text:p>75 gp </text:p>
          </table:table-cell>
          <table:table-cell office:value-type="string">
            <text:p>200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Cage, Medium-size </text:p>
          </table:table-cell>
          <table:table-cell office:value-type="string">
            <text:p>50 gp </text:p>
          </table:table-cell>
          <table:table-cell office:value-type="string">
            <text:p>100 lb.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>
            <text:p>Cage, Small </text:p>
          </table:table-cell>
          <table:table-cell office:value-type="string">
            <text:p>25 gp </text:p>
          </table:table-cell>
          <table:table-cell office:value-type="string">
            <text:p>75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Cage, Tiny </text:p>
          </table:table-cell>
          <table:table-cell office:value-type="string">
            <text:p>15 gp </text:p>
          </table:table-cell>
          <table:table-cell office:value-type="string">
            <text:p>25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Camouflage kit </text:p>
          </table:table-cell>
          <table:table-cell office:value-type="string">
            <text:p>40 gp </text:p>
          </table:table-cell>
          <table:table-cell office:value-type="string">
            <text:p>5 lb.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Candelabra, 16-candle, gold</text:p>
          </table:table-cell>
          <table:table-cell office:value-type="string">
            <text:p>45 gp</text:p>
          </table:table-cell>
          <table:table-cell office:value-type="string">
            <text:p>6 lb.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Candelabra, 16-candle, silver</text:p>
          </table:table-cell>
          <table:table-cell office:value-type="string">
            <text:p>25 gp</text:p>
          </table:table-cell>
          <table:table-cell office:value-type="string">
            <text:p>3 lb.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Candelabra, 8-candle, gold</text:p>
          </table:table-cell>
          <table:table-cell office:value-type="string">
            <text:p>35 gp</text:p>
          </table:table-cell>
          <table:table-cell office:value-type="string">
            <text:p>2 lb.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Candelabra, 8-candle, silver</text:p>
          </table:table-cell>
          <table:table-cell office:value-type="string">
            <text:p>20 gp</text:p>
          </table:table-cell>
          <table:table-cell office:value-type="string">
            <text:p>1 Ib.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Candelabra, eight-candle Gold </text:p>
          </table:table-cell>
          <table:table-cell office:value-type="string">
            <text:p>35 gp </text:p>
          </table:table-cell>
          <table:table-cell office:value-type="string">
            <text:p>2 lb.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>
            <text:p>Candelabra, eight-candle Gold </text:p>
          </table:table-cell>
          <table:table-cell office:value-type="string">
            <text:p>35 gp </text:p>
          </table:table-cell>
          <table:table-cell office:value-type="string">
            <text:p>2 lb.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>
            <text:p>Candelabra, eight-candle Silver</text:p>
          </table:table-cell>
          <table:table-cell office:value-type="string">
            <text:p>20 gp </text:p>
          </table:table-cell>
          <table:table-cell office:value-type="string">
            <text:p>1 lb.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>
            <text:p>Candelabra, eight-candle Silver </text:p>
          </table:table-cell>
          <table:table-cell office:value-type="string">
            <text:p>20 gp </text:p>
          </table:table-cell>
          <table:table-cell office:value-type="string">
            <text:p>1 lb.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Candelabra, four-candle Gold </text:p>
          </table:table-cell>
          <table:table-cell office:value-type="string">
            <text:p>25 gp </text:p>
          </table:table-cell>
          <table:table-cell office:value-type="string">
            <text:p>1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Candelabra, four-candle Gold </text:p>
          </table:table-cell>
          <table:table-cell office:value-type="string">
            <text:p>25 gp </text:p>
          </table:table-cell>
          <table:table-cell office:value-type="string">
            <text:p>1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Candelabra, four-candle Silver </text:p>
          </table:table-cell>
          <table:table-cell office:value-type="string">
            <text:p>10 gp </text:p>
          </table:table-cell>
          <table:table-cell office:value-type="string">
            <text:p>1/2 lb.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Candelabra, four-candle Silver </text:p>
          </table:table-cell>
          <table:table-cell office:value-type="string">
            <text:p>10 gp </text:p>
          </table:table-cell>
          <table:table-cell office:value-type="string">
            <text:p>1/2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Candelabra, sixteen-candle Gold </text:p>
          </table:table-cell>
          <table:table-cell office:value-type="string">
            <text:p>45 gp </text:p>
          </table:table-cell>
          <table:table-cell office:value-type="string">
            <text:p>6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Candelabra, sixteen-candle Gold </text:p>
          </table:table-cell>
          <table:table-cell office:value-type="string">
            <text:p>45 gp </text:p>
          </table:table-cell>
          <table:table-cell office:value-type="string">
            <text:p>6 lb.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Candelabra, sixteen-candle Silver </text:p>
          </table:table-cell>
          <table:table-cell office:value-type="string">
            <text:p>25 gp </text:p>
          </table:table-cell>
          <table:table-cell office:value-type="string">
            <text:p>3 lb.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Candelabra, sixteen-candle Silver </text:p>
          </table:table-cell>
          <table:table-cell office:value-type="string">
            <text:p>25 gp </text:p>
          </table:table-cell>
          <table:table-cell office:value-type="string">
            <text:p>3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Candle mold </text:p>
          </table:table-cell>
          <table:table-cell office:value-type="string">
            <text:p>12 sp </text:p>
          </table:table-cell>
          <table:table-cell office:value-type="string">
            <text:p>5 lb.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Candle mold </text:p>
          </table:table-cell>
          <table:table-cell office:value-type="string">
            <text:p>12 sp </text:p>
          </table:table-cell>
          <table:table-cell office:value-type="string">
            <text:p>5 lb.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Candle, 12-hour</text:p>
          </table:table-cell>
          <table:table-cell office:value-type="string">
            <text:p>5 sp</text:p>
          </table:table-cell>
          <table:table-cell office:value-type="string">
            <text:p>1/4 Ib,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Candle, insectbane </text:p>
          </table:table-cell>
          <table:table-cell office:value-type="string">
            <text:p>1 sp </text:p>
          </table:table-cell>
          <table:table-cell office:value-type="string">
            <text:p>—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Candle, insectbane </text:p>
          </table:table-cell>
          <table:table-cell office:value-type="string">
            <text:p>1 sp </text:p>
          </table:table-cell>
          <table:table-cell office:value-type="string">
            <text:p>—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Candle, temple (per ft.)</text:p>
          </table:table-cell>
          <table:table-cell office:value-type="string">
            <text:p>1 gp</text:p>
          </table:table-cell>
          <table:table-cell office:value-type="string">
            <text:p>1/2 I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Candle, timekeeping</text:p>
          </table:table-cell>
          <table:table-cell office:value-type="string">
            <text:p>1 gp</text:p>
          </table:table-cell>
          <table:table-cell office:value-type="string">
            <text:p>1/4 I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Candle, vigil</text:p>
          </table:table-cell>
          <table:table-cell office:value-type="string">
            <text:p>10 gp</text:p>
          </table:table-cell>
          <table:table-cell office:value-type="string">
            <text:p>1/2 I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Candlestick, gold</text:p>
          </table:table-cell>
          <table:table-cell office:value-type="string">
            <text:p>20 gp</text:p>
          </table:table-cell>
          <table:table-cell office:value-type="string">
            <text:p>2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Candlestick, hand-held, gold</text:p>
          </table:table-cell>
          <table:table-cell office:value-type="string">
            <text:p>3 gp</text:p>
          </table:table-cell>
          <table:table-cell office:value-type="string">
            <text:p>1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Candlestick, hand-held, silver</text:p>
          </table:table-cell>
          <table:table-cell office:value-type="string">
            <text:p>5 sp</text:p>
          </table:table-cell>
          <table:table-cell office:value-type="string">
            <text:p>1/2 Ib.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>
            <text:p>Candlestick, silver</text:p>
          </table:table-cell>
          <table:table-cell office:value-type="string">
            <text:p>12 gp</text:p>
          </table:table-cell>
          <table:table-cell office:value-type="string">
            <text:p>1 Ib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Cape Full cape </text:p>
          </table:table-cell>
          <table:table-cell office:value-type="string">
            <text:p>1 gp </text:p>
          </table:table-cell>
          <table:table-cell office:value-type="string">
            <text:p>3 lb.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Cape Half-cape </text:p>
          </table:table-cell>
          <table:table-cell office:value-type="string">
            <text:p>10 sp </text:p>
          </table:table-cell>
          <table:table-cell office:value-type="string">
            <text:p>1 lb.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3" office:value-type="string">
            <text:p>Capsule Retainer </text:p>
          </table:table-cell>
          <table:table-cell office:value-type="string">
            <text:p>100 gp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Caraway </text:p>
          </table:table-cell>
          <table:table-cell office:value-type="string">
            <text:p>2 cp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Cardamon </text:p>
          </table:table-cell>
          <table:table-cell office:value-type="string">
            <text:p>1 g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Carrots </text:p>
          </table:table-cell>
          <table:table-cell office:value-type="string">
            <text:p>1 gp/oz.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Cashews </text:p>
          </table:table-cell>
          <table:table-cell office:value-type="string">
            <text:p>20 gp</text:p>
          </table:table-cell>
          <table:table-cell table:number-columns-repeated="5"/>
        </table:table-row>
        <table:table-row table:style-name="ro1">
          <table:table-cell office:value-type="string">
            <text:p>Cask </text:p>
          </table:table-cell>
          <table:table-cell office:value-type="string">
            <text:p>1 gp 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office:value-type="string">
            <text:p>Censer, brass</text:p>
          </table:table-cell>
          <table:table-cell office:value-type="string">
            <text:p>1 gp</text:p>
          </table:table-cell>
          <table:table-cell office:value-type="string">
            <text:p>1 Ib.</text:p>
          </table:table-cell>
          <table:table-cell table:number-columns-repeated="4"/>
        </table:table-row>
        <table:table-row table:style-name="ro1">
          <table:table-cell office:value-type="string">
            <text:p>Censer, gold</text:p>
          </table:table-cell>
          <table:table-cell office:value-type="string">
            <text:p>5 gp</text:p>
          </table:table-cell>
          <table:table-cell office:value-type="string">
            <text:p>4 lb.</text:p>
          </table:table-cell>
          <table:table-cell table:number-columns-repeated="4"/>
        </table:table-row>
        <table:table-row table:style-name="ro1">
          <table:table-cell office:value-type="string">
            <text:p>Censer, silver</text:p>
          </table:table-cell>
          <table:table-cell office:value-type="string">
            <text:p>3 gp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Chemise Linen </text:p>
          </table:table-cell>
          <table:table-cell office:value-type="string">
            <text:p>1 sp </text:p>
          </table:table-cell>
          <table:table-cell office:value-type="string">
            <text:p>—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Chemise Sackcloth </text:p>
          </table:table-cell>
          <table:table-cell office:value-type="string">
            <text:p>8 c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Chemise Silk </text:p>
          </table:table-cell>
          <table:table-cell office:value-type="string">
            <text:p>6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Cherries </text:p>
          </table:table-cell>
          <table:table-cell office:value-type="string">
            <text:p>5 sp/oz.</text:p>
          </table:table-cell>
          <table:table-cell table:number-columns-repeated="5"/>
        </table:table-row>
        <table:table-row table:style-name="ro1">
          <table:table-cell office:value-type="string">
            <text:p>Chestnuts </text:p>
          </table:table-cell>
          <table:table-cell office:value-type="string">
            <text:p>1 gp</text:p>
          </table:table-cell>
          <table:table-cell table:number-columns-repeated="5"/>
        </table:table-row>
        <table:table-row table:style-name="ro1">
          <table:table-cell office:value-type="string">
            <text:p>Chick peas </text:p>
          </table:table-cell>
          <table:table-cell office:value-type="string">
            <text:p>3 gp</text:p>
          </table:table-cell>
          <table:table-cell table:number-columns-repeated="5"/>
        </table:table-row>
        <table:table-row table:style-name="ro1">
          <table:table-cell office:value-type="string">
            <text:p>Chilies </text:p>
          </table:table-cell>
          <table:table-cell office:value-type="string">
            <text:p>25 gp/lb.</text:p>
          </table:table-cell>
          <table:table-cell table:number-columns-repeated="5"/>
        </table:table-row>
        <table:table-row table:style-name="ro1">
          <table:table-cell office:value-type="string">
            <text:p>Chives </text:p>
          </table:table-cell>
          <table:table-cell office:value-type="string">
            <text:p>2 cp</text:p>
          </table:table-cell>
          <table:table-cell table:number-columns-repeated="5"/>
        </table:table-row>
        <table:table-row table:style-name="ro1">
          <table:table-cell office:value-type="string">
            <text:p>Cinnamon </text:p>
          </table:table-cell>
          <table:table-cell office:value-type="string">
            <text:p>1 gp</text:p>
          </table:table-cell>
          <table:table-cell table:number-columns-repeated="5"/>
        </table:table-row>
        <table:table-row table:style-name="ro1">
          <table:table-cell office:value-type="string">
            <text:p>Clary </text:p>
          </table:table-cell>
          <table:table-cell office:value-type="string">
            <text:p>8 cp</text:p>
          </table:table-cell>
          <table:table-cell table:number-columns-repeated="5"/>
        </table:table-row>
        <table:table-row table:style-name="ro1">
          <table:table-cell office:value-type="string">
            <text:p>Clever Bridle, 3 trick</text:p>
          </table:table-cell>
          <table:table-cell office:value-type="string">
            <text:p>1000 gp </text:p>
          </table:table-cell>
          <table:table-cell office:value-type="string">
            <text:p>1 lb.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Clever Bridle,6 trick</text:p>
          </table:table-cell>
          <table:table-cell office:value-type="string">
            <text:p>400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lever Bridle,9 trick</text:p>
          </table:table-cell>
          <table:table-cell office:value-type="string">
            <text:p>9000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Cloak Codpiece </text:p>
          </table:table-cell>
          <table:table-cell office:value-type="string">
            <text:p>6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Cloak Cotton </text:p>
          </table:table-cell>
          <table:table-cell office:value-type="string">
            <text:p>3 s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Cloak Fur </text:p>
          </table:table-cell>
          <table:table-cell office:value-type="string">
            <text:p>20 gp+ </text:p>
          </table:table-cell>
          <table:table-cell office:value-type="string">
            <text:p>6 lb.</text:p>
          </table:table-cell>
          <table:table-cell table:number-columns-repeated="4"/>
        </table:table-row>
        <table:table-row table:style-name="ro1">
          <table:table-cell office:value-type="string">
            <text:p>Cloak Wool </text:p>
          </table:table-cell>
          <table:table-cell office:value-type="string">
            <text:p>5 s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Cloak, forester’s </text:p>
          </table:table-cell>
          <table:table-cell office:value-type="string">
            <text:p>20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Cloves </text:p>
          </table:table-cell>
          <table:table-cell office:value-type="string">
            <text:p>20 gp</text:p>
          </table:table-cell>
          <table:table-cell table:number-columns-repeated="5"/>
        </table:table-row>
        <table:table-row table:style-name="ro1">
          <table:table-cell office:value-type="string">
            <text:p>Coat/jacket/jerkin Cotton </text:p>
          </table:table-cell>
          <table:table-cell office:value-type="string">
            <text:p>6 s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Coat/jacket/jerkin Fur </text:p>
          </table:table-cell>
          <table:table-cell office:value-type="string">
            <text:p>50 gp+ </text:p>
          </table:table-cell>
          <table:table-cell office:value-type="string">
            <text:p>6 lb.</text:p>
          </table:table-cell>
          <table:table-cell table:number-columns-repeated="4"/>
        </table:table-row>
        <table:table-row table:style-name="ro1">
          <table:table-cell office:value-type="string">
            <text:p>Coat/jacket/jerkin Leather </text:p>
          </table:table-cell>
          <table:table-cell office:value-type="string">
            <text:p>1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Coat/jacket/jerkin Removable sleeves </text:p>
          </table:table-cell>
          <table:table-cell office:value-type="string">
            <text:p>+5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Coat/jacket/jerkin Silk </text:p>
          </table:table-cell>
          <table:table-cell office:value-type="string">
            <text:p>1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Coat/jacket/jerkin Velvet </text:p>
          </table:table-cell>
          <table:table-cell office:value-type="string">
            <text:p>8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Coat/jacket/jerkin Wool, winter </text:p>
          </table:table-cell>
          <table:table-cell office:value-type="string">
            <text:p>1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Coconut </text:p>
          </table:table-cell>
          <table:table-cell office:value-type="string">
            <text:p>50 gp/lb.</text:p>
          </table:table-cell>
          <table:table-cell table:number-columns-repeated="5"/>
        </table:table-row>
        <table:table-row table:style-name="ro1">
          <table:table-cell office:value-type="string">
            <text:p>Cod Salted</text:p>
          </table:table-cell>
          <table:table-cell office:value-type="string">
            <text:p>5 gp</text:p>
          </table:table-cell>
          <table:table-cell table:number-columns-repeated="5"/>
        </table:table-row>
        <table:table-row table:style-name="ro1">
          <table:table-cell office:value-type="string">
            <text:p>Cod Smoked </text:p>
          </table:table-cell>
          <table:table-cell office:value-type="string">
            <text:p>7 gp</text:p>
          </table:table-cell>
          <table:table-cell table:number-columns-repeated="5"/>
        </table:table-row>
        <table:table-row table:style-name="ro1">
          <table:table-cell office:value-type="string">
            <text:p>Coffee </text:p>
          </table:table-cell>
          <table:table-cell office:value-type="string">
            <text:p>50 gp/lb.</text:p>
          </table:table-cell>
          <table:table-cell table:number-columns-repeated="5"/>
        </table:table-row>
        <table:table-row table:style-name="ro1">
          <table:table-cell table:style-name="ce2" office:value-type="string">
            <text:p>Collar of Material Entrapment</text:p>
          </table:table-cell>
          <table:table-cell office:value-type="string">
            <text:p>30 000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Collar, spiked </text:p>
          </table:table-cell>
          <table:table-cell office:value-type="string">
            <text:p>10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Coriander </text:p>
          </table:table-cell>
          <table:table-cell office:value-type="string">
            <text:p>1 sp</text:p>
          </table:table-cell>
          <table:table-cell table:number-columns-repeated="5"/>
        </table:table-row>
        <table:table-row table:style-name="ro1">
          <table:table-cell office:value-type="string">
            <text:p>Corset </text:p>
          </table:table-cell>
          <table:table-cell office:value-type="string">
            <text:p>25 gp </text:p>
          </table:table-cell>
          <table:table-cell office:value-type="string">
            <text:p>4 lb.</text:p>
          </table:table-cell>
          <table:table-cell table:number-columns-repeated="4"/>
        </table:table-row>
        <table:table-row table:style-name="ro1">
          <table:table-cell office:value-type="string">
            <text:p>Cosmetics, common <text:s/></text:p>
          </table:table-cell>
          <table:table-cell office:value-type="string">
            <text:p>1 cp–1 sp</text:p>
          </table:table-cell>
          <table:table-cell office:value-type="string">
            <text:p>1 oz.</text:p>
          </table:table-cell>
          <table:table-cell table:number-columns-repeated="4"/>
        </table:table-row>
        <table:table-row table:style-name="ro1">
          <table:table-cell office:value-type="string">
            <text:p>Cosmetics, exotic </text:p>
          </table:table-cell>
          <table:table-cell office:value-type="string">
            <text:p>11gp–25+ gp</text:p>
          </table:table-cell>
          <table:table-cell office:value-type="string">
            <text:p>1 oz. </text:p>
          </table:table-cell>
          <table:table-cell table:number-columns-repeated="4"/>
        </table:table-row>
        <table:table-row table:style-name="ro1">
          <table:table-cell office:value-type="string">
            <text:p>Cosmetics, rare <text:s/></text:p>
          </table:table-cell>
          <table:table-cell office:value-type="string">
            <text:p>2 gp–10 gp</text:p>
          </table:table-cell>
          <table:table-cell office:value-type="string">
            <text:p>1 oz.</text:p>
          </table:table-cell>
          <table:table-cell table:number-columns-repeated="4"/>
        </table:table-row>
        <table:table-row table:style-name="ro1">
          <table:table-cell office:value-type="string">
            <text:p>Cosmetics, unusual </text:p>
          </table:table-cell>
          <table:table-cell office:value-type="string">
            <text:p>2 sp–1 gp</text:p>
          </table:table-cell>
          <table:table-cell office:value-type="string">
            <text:p>1 oz. </text:p>
          </table:table-cell>
          <table:table-cell table:number-columns-repeated="4"/>
        </table:table-row>
        <table:table-row table:style-name="ro1">
          <table:table-cell office:value-type="string">
            <text:p>Costmary </text:p>
          </table:table-cell>
          <table:table-cell office:value-type="string">
            <text:p>3 cp</text:p>
          </table:table-cell>
          <table:table-cell table:number-columns-repeated="5"/>
        </table:table-row>
        <table:table-row table:style-name="ro1">
          <table:table-cell office:value-type="string">
            <text:p>Crane, portable Str 22 </text:p>
          </table:table-cell>
          <table:table-cell office:value-type="string">
            <text:p>30 gp </text:p>
          </table:table-cell>
          <table:table-cell office:value-type="string">
            <text:p>75 lb.</text:p>
          </table:table-cell>
          <table:table-cell table:number-columns-repeated="4"/>
        </table:table-row>
        <table:table-row table:style-name="ro1">
          <table:table-cell office:value-type="string">
            <text:p>Crane, portable Str 24 </text:p>
          </table:table-cell>
          <table:table-cell office:value-type="string">
            <text:p>60 gp </text:p>
          </table:table-cell>
          <table:table-cell office:value-type="string">
            <text:p>120 lb.</text:p>
          </table:table-cell>
          <table:table-cell table:number-columns-repeated="4"/>
        </table:table-row>
        <table:table-row table:style-name="ro1">
          <table:table-cell office:value-type="string">
            <text:p>Crane, portable Str 28 </text:p>
          </table:table-cell>
          <table:table-cell office:value-type="string">
            <text:p>120 gp </text:p>
          </table:table-cell>
          <table:table-cell office:value-type="string">
            <text:p>250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rane, portable, Str 22 </text:p>
          </table:table-cell>
          <table:table-cell office:value-type="string">
            <text:p>30 gp </text:p>
          </table:table-cell>
          <table:table-cell office:value-type="string">
            <text:p>75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rane, portable, Str 24 </text:p>
          </table:table-cell>
          <table:table-cell office:value-type="string">
            <text:p>60 gp </text:p>
          </table:table-cell>
          <table:table-cell office:value-type="string">
            <text:p>120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rane, portable, Str 28 </text:p>
          </table:table-cell>
          <table:table-cell office:value-type="string">
            <text:p>120 gp </text:p>
          </table:table-cell>
          <table:table-cell office:value-type="string">
            <text:p>250 lb.</text:p>
          </table:table-cell>
          <table:table-cell table:number-columns-repeated="4"/>
        </table:table-row>
        <table:table-row table:style-name="ro1">
          <table:table-cell office:value-type="string">
            <text:p>Crossbow sight, gnome </text:p>
          </table:table-cell>
          <table:table-cell office:value-type="string">
            <text:p>15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Cubeb </text:p>
          </table:table-cell>
          <table:table-cell office:value-type="string">
            <text:p>15 gp</text:p>
          </table:table-cell>
          <table:table-cell table:number-columns-repeated="5"/>
        </table:table-row>
        <table:table-row table:style-name="ro1">
          <table:table-cell office:value-type="string">
            <text:p>Cumin </text:p>
          </table:table-cell>
          <table:table-cell office:value-type="string">
            <text:p>3 cp</text:p>
          </table:table-cell>
          <table:table-cell table:number-columns-repeated="5"/>
        </table:table-row>
        <table:table-row table:style-name="ro1">
          <table:table-cell office:value-type="string">
            <text:p>Currants </text:p>
          </table:table-cell>
          <table:table-cell office:value-type="string">
            <text:p>1 sp/oz.</text:p>
          </table:table-cell>
          <table:table-cell table:number-columns-repeated="5"/>
        </table:table-row>
        <table:table-row table:style-name="ro1">
          <table:table-cell office:value-type="string">
            <text:p>Dagger (Torture)</text:p>
          </table:table-cell>
          <table:table-cell office:value-type="string">
            <text:p>2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Dates </text:p>
          </table:table-cell>
          <table:table-cell office:value-type="string">
            <text:p>5 gp/oz.</text:p>
          </table:table-cell>
          <table:table-cell table:number-columns-repeated="5"/>
        </table:table-row>
        <table:table-row table:style-name="ro1">
          <table:table-cell office:value-type="string">
            <text:p>Desert outfit </text:p>
          </table:table-cell>
          <table:table-cell office:value-type="string">
            <text:p>6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Dillweed </text:p>
          </table:table-cell>
          <table:table-cell office:value-type="string">
            <text:p>3 cp</text:p>
          </table:table-cell>
          <table:table-cell table:number-columns-repeated="5"/>
        </table:table-row>
        <table:table-row table:style-name="ro1">
          <table:table-cell office:value-type="string">
            <text:p>Doublet/vest Brocade </text:p>
          </table:table-cell>
          <table:table-cell office:value-type="string">
            <text:p>8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Doublet/vest Cotton </text:p>
          </table:table-cell>
          <table:table-cell office:value-type="string">
            <text:p>1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Doublet/vest Leather </text:p>
          </table:table-cell>
          <table:table-cell office:value-type="string">
            <text:p>3 s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Doublet/vest Velvet </text:p>
          </table:table-cell>
          <table:table-cell office:value-type="string">
            <text:p>2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Dress Average </text:p>
          </table:table-cell>
          <table:table-cell office:value-type="string">
            <text:p>8 s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Dress Exquisite </text:p>
          </table:table-cell>
          <table:table-cell office:value-type="string">
            <text:p>75 gp </text:p>
          </table:table-cell>
          <table:table-cell office:value-type="string">
            <text:p>10 lb.</text:p>
          </table:table-cell>
          <table:table-cell table:number-columns-repeated="4"/>
        </table:table-row>
        <table:table-row table:style-name="ro1">
          <table:table-cell office:value-type="string">
            <text:p>Dress Fine </text:p>
          </table:table-cell>
          <table:table-cell office:value-type="string">
            <text:p>20 gp </text:p>
          </table:table-cell>
          <table:table-cell office:value-type="string">
            <text:p>8 lb.</text:p>
          </table:table-cell>
          <table:table-cell table:number-columns-repeated="4"/>
        </table:table-row>
        <table:table-row table:style-name="ro1">
          <table:table-cell office:value-type="string">
            <text:p>Dress Peasant </text:p>
          </table:table-cell>
          <table:table-cell office:value-type="string">
            <text:p>5 s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Dried goods, common <text:s/></text:p>
          </table:table-cell>
          <table:table-cell office:value-type="string">
            <text:p>1 sp–5 s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Dried goods, rare <text:s/></text:p>
          </table:table-cell>
          <table:table-cell office:value-type="string">
            <text:p>15 sp–25+ s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Dried goods, unusual <text:s/></text:p>
          </table:table-cell>
          <table:table-cell office:value-type="string">
            <text:p>6 sp–15 s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Drum Percussion instruments</text:p>
          </table:table-cell>
          <table:table-cell table:number-columns-repeated="6"/>
        </table:table-row>
        <table:table-row table:style-name="ro1">
          <table:table-cell table:style-name="ce2" office:value-type="string">
            <text:p>Earplugs </text:p>
          </table:table-cell>
          <table:table-cell office:value-type="string">
            <text:p>3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Earplugs </text:p>
          </table:table-cell>
          <table:table-cell office:value-type="string">
            <text:p>3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Elderberries </text:p>
          </table:table-cell>
          <table:table-cell office:value-type="string">
            <text:p>1 sp/oz.</text:p>
          </table:table-cell>
          <table:table-cell table:number-columns-repeated="5"/>
        </table:table-row>
        <table:table-row table:style-name="ro1">
          <table:table-cell office:value-type="string">
            <text:p>Equestrian’s Saddle</text:p>
          </table:table-cell>
          <table:table-cell office:value-type="string">
            <text:p>2000 gp</text:p>
          </table:table-cell>
          <table:table-cell office:value-type="string">
            <text:p>30 lb.</text:p>
          </table:table-cell>
          <table:table-cell table:number-columns-repeated="4"/>
        </table:table-row>
        <table:table-row table:style-name="ro1">
          <table:table-cell office:value-type="string">
            <text:p>Fabric, common <text:s/></text:p>
          </table:table-cell>
          <table:table-cell office:value-type="string">
            <text:p>1 sp–1 gp</text:p>
          </table:table-cell>
          <table:table-cell office:value-type="string">
            <text:p>50 lb.</text:p>
          </table:table-cell>
          <table:table-cell table:number-columns-repeated="4"/>
        </table:table-row>
        <table:table-row table:style-name="ro1">
          <table:table-cell office:value-type="string">
            <text:p>Fabric, exotic <text:s/></text:p>
          </table:table-cell>
          <table:table-cell office:value-type="string">
            <text:p>26 gp–50+ gp</text:p>
          </table:table-cell>
          <table:table-cell office:value-type="string">
            <text:p>50 lb.</text:p>
          </table:table-cell>
          <table:table-cell table:number-columns-repeated="4"/>
        </table:table-row>
        <table:table-row table:style-name="ro1">
          <table:table-cell office:value-type="string">
            <text:p>Fabric, fine <text:s/></text:p>
          </table:table-cell>
          <table:table-cell office:value-type="string">
            <text:p>2 gp–10 gp</text:p>
          </table:table-cell>
          <table:table-cell office:value-type="string">
            <text:p>50 lb.</text:p>
          </table:table-cell>
          <table:table-cell table:number-columns-repeated="4"/>
        </table:table-row>
        <table:table-row table:style-name="ro1">
          <table:table-cell office:value-type="string">
            <text:p>Fabric, unusual <text:s/></text:p>
          </table:table-cell>
          <table:table-cell office:value-type="string">
            <text:p>11 gp–25 gp</text:p>
          </table:table-cell>
          <table:table-cell office:value-type="string">
            <text:p>50 lb.</text:p>
          </table:table-cell>
          <table:table-cell table:number-columns-repeated="4"/>
        </table:table-row>
        <table:table-row table:style-name="ro1">
          <table:table-cell office:value-type="string">
            <text:p>Fennel seed </text:p>
          </table:table-cell>
          <table:table-cell office:value-type="string">
            <text:p>1 sp</text:p>
          </table:table-cell>
          <table:table-cell table:number-columns-repeated="5"/>
        </table:table-row>
        <table:table-row table:style-name="ro1">
          <table:table-cell office:value-type="string">
            <text:p>Fenugreek </text:p>
          </table:table-cell>
          <table:table-cell office:value-type="string">
            <text:p>3 sp</text:p>
          </table:table-cell>
          <table:table-cell table:number-columns-repeated="5"/>
        </table:table-row>
        <table:table-row table:style-name="ro1">
          <table:table-cell office:value-type="string">
            <text:p>Fiddle String instruments</text:p>
          </table:table-cell>
          <table:table-cell table:number-columns-repeated="6"/>
        </table:table-row>
        <table:table-row table:style-name="ro1">
          <table:table-cell office:value-type="string">
            <text:p>Fig </text:p>
          </table:table-cell>
          <table:table-cell office:value-type="string">
            <text:p>7 gp/oz.</text:p>
          </table:table-cell>
          <table:table-cell table:number-columns-repeated="5"/>
        </table:table-row>
        <table:table-row table:style-name="ro1">
          <table:table-cell table:style-name="ce2" office:value-type="string">
            <text:p>Finger blades </text:p>
          </table:table-cell>
          <table:table-cell office:value-type="string">
            <text:p>20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Finger blades </text:p>
          </table:table-cell>
          <table:table-cell office:value-type="string">
            <text:p>20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shing tackle </text:p>
          </table:table-cell>
          <table:table-cell office:value-type="string">
            <text:p>2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Fishing tackle </text:p>
          </table:table-cell>
          <table:table-cell office:value-type="string">
            <text:p>2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lotation bags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Flotation bags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Flute Wind instruments</text:p>
          </table:table-cell>
          <table:table-cell table:number-columns-repeated="6"/>
        </table:table-row>
        <table:table-row table:style-name="ro1">
          <table:table-cell office:value-type="string">
            <text:p>Forger’s kit </text:p>
          </table:table-cell>
          <table:table-cell office:value-type="string">
            <text:p>25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Forgery kit </text:p>
          </table:table-cell>
          <table:table-cell office:value-type="string">
            <text:p>4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owler’s snare </text:p>
          </table:table-cell>
          <table:table-cell office:value-type="string">
            <text:p>2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Fowler’s snare </text:p>
          </table:table-cell>
          <table:table-cell office:value-type="string">
            <text:p>2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ullcloth, Winter</text:p>
          </table:table-cell>
          <table:table-cell office:value-type="string">
            <text:p>4 gp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Fullcloth, winter</text:p>
          </table:table-cell>
          <table:table-cell office:value-type="string">
            <text:p>4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Furniture, exotic <text:s/></text:p>
          </table:table-cell>
          <table:table-cell office:value-type="string">
            <text:p>15 gp–25+ gp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office:value-type="string">
            <text:p>Furniture, fine <text:s/></text:p>
          </table:table-cell>
          <table:table-cell office:value-type="string">
            <text:p>6 gp–15 gp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office:value-type="string">
            <text:p>Furniture, plain <text:s/></text:p>
          </table:table-cell>
          <table:table-cell office:value-type="string">
            <text:p>1 gp–5 gp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office:value-type="string">
            <text:p>Furs and hides, common <text:s/></text:p>
          </table:table-cell>
          <table:table-cell office:value-type="string">
            <text:p>1 gp–5 gp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office:value-type="string">
            <text:p>Furs and hides, exotic <text:s/></text:p>
          </table:table-cell>
          <table:table-cell office:value-type="string">
            <text:p>21 gp–50 gp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office:value-type="string">
            <text:p>Furs and hides, monstrous <text:s/></text:p>
          </table:table-cell>
          <table:table-cell office:value-type="string">
            <text:p>51 gp–200+ gp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office:value-type="string">
            <text:p>Furs and hides, rare <text:s/></text:p>
          </table:table-cell>
          <table:table-cell office:value-type="string">
            <text:p>11 gp–20 gp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office:value-type="string">
            <text:p>Furs and hides, unusual <text:s/></text:p>
          </table:table-cell>
          <table:table-cell office:value-type="string">
            <text:p>6 gp–10 gp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Game board, portable</text:p>
          </table:table-cell>
          <table:table-cell office:value-type="string">
            <text:p>2+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Game board, portable </text:p>
          </table:table-cell>
          <table:table-cell office:value-type="string">
            <text:p>2+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Garlic </text:p>
          </table:table-cell>
          <table:table-cell office:value-type="string">
            <text:p>1 cp</text:p>
          </table:table-cell>
          <table:table-cell table:number-columns-repeated="5"/>
        </table:table-row>
        <table:table-row table:style-name="ro1">
          <table:table-cell office:value-type="string">
            <text:p>Ginger </text:p>
          </table:table-cell>
          <table:table-cell office:value-type="string">
            <text:p>10 gp</text:p>
          </table:table-cell>
          <table:table-cell table:number-columns-repeated="5"/>
        </table:table-row>
        <table:table-row table:style-name="ro1">
          <table:table-cell office:value-type="string">
            <text:p>Girdle </text:p>
          </table:table-cell>
          <table:table-cell office:value-type="string">
            <text:p>6 s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Glass cutter </text:p>
          </table:table-cell>
          <table:table-cell office:value-type="string">
            <text:p>2 gp </text:p>
          </table:table-cell>
          <table:table-cell office:value-type="string">
            <text:p>1 lb</text:p>
          </table:table-cell>
          <table:table-cell table:number-columns-repeated="4"/>
        </table:table-row>
        <table:table-row table:style-name="ro1">
          <table:table-cell office:value-type="string">
            <text:p>Glass cutter </text:p>
          </table:table-cell>
          <table:table-cell office:value-type="string">
            <text:p>2 gp </text:p>
          </table:table-cell>
          <table:table-cell office:value-type="string">
            <text:p>1 lb</text:p>
          </table:table-cell>
          <table:table-cell table:number-columns-repeated="4"/>
        </table:table-row>
        <table:table-row table:style-name="ro1">
          <table:table-cell office:value-type="string">
            <text:p>Gloves Canvas </text:p>
          </table:table-cell>
          <table:table-cell office:value-type="string">
            <text:p>5 c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Gloves Leather </text:p>
          </table:table-cell>
          <table:table-cell office:value-type="string">
            <text:p>5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Gloves Mittens </text:p>
          </table:table-cell>
          <table:table-cell office:value-type="string">
            <text:p>8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Gloves Silk </text:p>
          </table:table-cell>
          <table:table-cell office:value-type="string">
            <text:p>15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table:style-name="ce2" office:value-type="string">
            <text:p>Grappling hook, <text:s/>collapsible</text:p>
          </table:table-cell>
          <table:table-cell office:value-type="string">
            <text:p>3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Grappling hook, collapsible</text:p>
          </table:table-cell>
          <table:table-cell office:value-type="string">
            <text:p>3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Grappling ladder (10 ft.) </text:p>
          </table:table-cell>
          <table:table-cell office:value-type="string">
            <text:p>40 gp </text:p>
          </table:table-cell>
          <table:table-cell office:value-type="string">
            <text:p>8 lb.</text:p>
          </table:table-cell>
          <table:table-cell table:number-columns-repeated="4"/>
        </table:table-row>
        <table:table-row table:style-name="ro1">
          <table:table-cell office:value-type="string">
            <text:p>Grappling ladder (10ft) </text:p>
          </table:table-cell>
          <table:table-cell office:value-type="string">
            <text:p>40 gp </text:p>
          </table:table-cell>
          <table:table-cell office:value-type="string">
            <text:p>8 lb.</text:p>
          </table:table-cell>
          <table:table-cell table:number-columns-repeated="4"/>
        </table:table-row>
        <table:table-row table:style-name="ro1">
          <table:table-cell office:value-type="string">
            <text:p>Green beans </text:p>
          </table:table-cell>
          <table:table-cell office:value-type="string">
            <text:p>2 sp/oz.</text:p>
          </table:table-cell>
          <table:table-cell table:number-columns-repeated="5"/>
        </table:table-row>
        <table:table-row table:style-name="ro1">
          <table:table-cell office:value-type="string">
            <text:p>Green peas </text:p>
          </table:table-cell>
          <table:table-cell office:value-type="string">
            <text:p>2 sp/lb.</text:p>
          </table:table-cell>
          <table:table-cell table:number-columns-repeated="5"/>
        </table:table-row>
        <table:table-row table:style-name="ro1">
          <table:table-cell office:value-type="string">
            <text:p>Hacksaw Common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Hacksaw Superior </text:p>
          </table:table-cell>
          <table:table-cell office:value-type="string">
            <text:p>2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Hacksaw, Common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Hacksaw, Superior </text:p>
          </table:table-cell>
          <table:table-cell office:value-type="string">
            <text:p>20 gp </text:p>
          </table:table-cell>
          <table:table-cell office:value-type="string">
            <text:p>1 lb</text:p>
          </table:table-cell>
          <table:table-cell table:number-columns-repeated="4"/>
        </table:table-row>
        <table:table-row table:style-name="ro1">
          <table:table-cell office:value-type="string">
            <text:p>Ham </text:p>
          </table:table-cell>
          <table:table-cell office:value-type="string">
            <text:p>5 gp</text:p>
          </table:table-cell>
          <table:table-cell table:number-columns-repeated="5"/>
        </table:table-row>
        <table:table-row table:style-name="ro1">
          <table:table-cell office:value-type="string">
            <text:p>Hammock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Hammock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Hand keg </text:p>
          </table:table-cell>
          <table:table-cell office:value-type="string">
            <text:p>5 sp </text:p>
          </table:table-cell>
          <table:table-cell office:value-type="string">
            <text:p>10 lb.</text:p>
          </table:table-cell>
          <table:table-cell table:number-columns-repeated="4"/>
        </table:table-row>
        <table:table-row table:style-name="ro1">
          <table:table-cell office:value-type="string">
            <text:p>Harp String instruments</text:p>
          </table:table-cell>
          <table:table-cell table:number-columns-repeated="6"/>
        </table:table-row>
        <table:table-row table:style-name="ro1">
          <table:table-cell office:value-type="string">
            <text:p>Hazelnut oil </text:p>
          </table:table-cell>
          <table:table-cell office:value-type="string">
            <text:p>3 gp</text:p>
          </table:table-cell>
          <table:table-cell table:number-columns-repeated="5"/>
        </table:table-row>
        <table:table-row table:style-name="ro1">
          <table:table-cell office:value-type="string">
            <text:p>Hazelnuts </text:p>
          </table:table-cell>
          <table:table-cell office:value-type="string">
            <text:p>5 sp</text:p>
          </table:table-cell>
          <table:table-cell table:number-columns-repeated="5"/>
        </table:table-row>
        <table:table-row table:style-name="ro1">
          <table:table-cell office:value-type="string">
            <text:p>Headwear Cap, cotton </text:p>
          </table:table-cell>
          <table:table-cell office:value-type="string">
            <text:p>8 c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Headwear Cap, wool </text:p>
          </table:table-cell>
          <table:table-cell office:value-type="string">
            <text:p>1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Headwear Coif </text:p>
          </table:table-cell>
          <table:table-cell office:value-type="string">
            <text:p>2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Headwear Fez </text:p>
          </table:table-cell>
          <table:table-cell office:value-type="string">
            <text:p>1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Headwear Hat, broad-brimmed</text:p>
          </table:table-cell>
          <table:table-cell office:value-type="string">
            <text:p>8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Headwear Hat, fur-trimmed </text:p>
          </table:table-cell>
          <table:table-cell office:value-type="string">
            <text:p>15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Heat mat </text:p>
          </table:table-cell>
          <table:table-cell office:value-type="string">
            <text:p>45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Heat mat </text:p>
          </table:table-cell>
          <table:table-cell office:value-type="string">
            <text:p>45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Heatsuit outfit </text:p>
          </table:table-cell>
          <table:table-cell office:value-type="string">
            <text:p>20 gp </text:p>
          </table:table-cell>
          <table:table-cell office:value-type="string">
            <text:p>15 lb.</text:p>
          </table:table-cell>
          <table:table-cell table:number-columns-repeated="4"/>
        </table:table-row>
        <table:table-row table:style-name="ro1">
          <table:table-cell office:value-type="string">
            <text:p>Helmet, Miner’s</text:p>
          </table:table-cell>
          <table:table-cell office:value-type="string">
            <text:p>1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Helmet, miner’s</text:p>
          </table:table-cell>
          <table:table-cell office:value-type="string">
            <text:p>1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Herring Pickled </text:p>
          </table:table-cell>
          <table:table-cell office:value-type="string">
            <text:p>3 gp</text:p>
          </table:table-cell>
          <table:table-cell table:number-columns-repeated="5"/>
        </table:table-row>
        <table:table-row table:style-name="ro1">
          <table:table-cell office:value-type="string">
            <text:p>Herring Salted </text:p>
          </table:table-cell>
          <table:table-cell office:value-type="string">
            <text:p>5 gp</text:p>
          </table:table-cell>
          <table:table-cell table:number-columns-repeated="5"/>
        </table:table-row>
        <table:table-row table:style-name="ro1">
          <table:table-cell office:value-type="string">
            <text:p>Hickory nuts </text:p>
          </table:table-cell>
          <table:table-cell office:value-type="string">
            <text:p>200 gp/lb.</text:p>
          </table:table-cell>
          <table:table-cell table:number-columns-repeated="5"/>
        </table:table-row>
        <table:table-row table:style-name="ro1">
          <table:table-cell table:style-name="ce2" office:value-type="string">
            <text:p>Hoe </text:p>
          </table:table-cell>
          <table:table-cell office:value-type="string">
            <text:p>3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Hoe </text:p>
          </table:table-cell>
          <table:table-cell office:value-type="string">
            <text:p>3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Holy symbol, bronze</text:p>
          </table:table-cell>
          <table:table-cell office:value-type="string">
            <text:p>10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Holy symbol, gold</text:p>
          </table:table-cell>
          <table:table-cell office:value-type="string">
            <text:p>50 gp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Holy text </text:p>
          </table:table-cell>
          <table:table-cell office:value-type="string">
            <text:p>10+ gp </text:p>
          </table:table-cell>
          <table:table-cell office:value-type="string">
            <text:p>3 lb.+</text:p>
          </table:table-cell>
          <table:table-cell table:number-columns-repeated="4"/>
        </table:table-row>
        <table:table-row table:style-name="ro1">
          <table:table-cell office:value-type="string">
            <text:p>Holy text </text:p>
          </table:table-cell>
          <table:table-cell office:value-type="string">
            <text:p>10+ gp </text:p>
          </table:table-cell>
          <table:table-cell office:value-type="string">
            <text:p>3 lb.+</text:p>
          </table:table-cell>
          <table:table-cell table:number-columns-repeated="4"/>
        </table:table-row>
        <table:table-row table:style-name="ro1">
          <table:table-cell office:value-type="string">
            <text:p>Honey </text:p>
          </table:table-cell>
          <table:table-cell office:value-type="string">
            <text:p>1 sp/pt.</text:p>
          </table:table-cell>
          <table:table-cell table:number-columns-repeated="5"/>
        </table:table-row>
        <table:table-row table:style-name="ro1">
          <table:table-cell office:value-type="string">
            <text:p>Hood, cotton </text:p>
          </table:table-cell>
          <table:table-cell office:value-type="string">
            <text:p>5 c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Hood, fur </text:p>
          </table:table-cell>
          <table:table-cell office:value-type="string">
            <text:p>1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Hood, wool </text:p>
          </table:table-cell>
          <table:table-cell office:value-type="string">
            <text:p>8 c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Horehound </text:p>
          </table:table-cell>
          <table:table-cell office:value-type="string">
            <text:p>4 cp</text:p>
          </table:table-cell>
          <table:table-cell table:number-columns-repeated="5"/>
        </table:table-row>
        <table:table-row table:style-name="ro1">
          <table:table-cell office:value-type="string">
            <text:p>Horn Wind instruments</text:p>
          </table:table-cell>
          <table:table-cell table:number-columns-repeated="6"/>
        </table:table-row>
        <table:table-row table:style-name="ro1">
          <table:table-cell office:value-type="string">
            <text:p>Horseless Saddle </text:p>
          </table:table-cell>
          <table:table-cell office:value-type="string">
            <text:p>43200 gp</text:p>
          </table:table-cell>
          <table:table-cell office:value-type="string">
            <text:p>25 lb.</text:p>
          </table:table-cell>
          <table:table-cell table:number-columns-repeated="4"/>
        </table:table-row>
        <table:table-row table:style-name="ro1">
          <table:table-cell office:value-type="string">
            <text:p>Horseradish </text:p>
          </table:table-cell>
          <table:table-cell office:value-type="string">
            <text:p>1 cp</text:p>
          </table:table-cell>
          <table:table-cell table:number-columns-repeated="5"/>
        </table:table-row>
        <table:table-row table:style-name="ro1">
          <table:table-cell office:value-type="string">
            <text:p>Horseshoes of Thunder</text:p>
          </table:table-cell>
          <table:table-cell office:value-type="string">
            <text:p>10080 gp</text:p>
          </table:table-cell>
          <table:table-cell office:value-type="string">
            <text:p>1 lb. Each</text:p>
          </table:table-cell>
          <table:table-cell table:number-columns-repeated="4"/>
        </table:table-row>
        <table:table-row table:style-name="ro1">
          <table:table-cell office:value-type="string">
            <text:p>Hot Lead</text:p>
          </table:table-cell>
          <table:table-cell office:value-type="string">
            <text:p>1 sp</text:p>
          </table:table-cell>
          <table:table-cell office:value-type="string">
            <text:p>1 lb</text:p>
          </table:table-cell>
          <table:table-cell table:number-columns-repeated="4"/>
        </table:table-row>
        <table:table-row table:style-name="ro1">
          <table:table-cell office:value-type="string">
            <text:p>Housebreaker harness </text:p>
          </table:table-cell>
          <table:table-cell office:value-type="string">
            <text:p>20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Housebreaker harness </text:p>
          </table:table-cell>
          <table:table-cell office:value-type="string">
            <text:p>20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Howdah</text:p>
          </table:table-cell>
          <table:table-cell office:value-type="string">
            <text:p>200 gp</text:p>
          </table:table-cell>
          <table:table-cell office:value-type="string">
            <text:p>100 lb</text:p>
          </table:table-cell>
          <table:table-cell table:number-columns-repeated="4"/>
        </table:table-row>
        <table:table-row table:style-name="ro1">
          <table:table-cell office:value-type="string">
            <text:p>Hyssop </text:p>
          </table:table-cell>
          <table:table-cell office:value-type="string">
            <text:p>5 cp</text:p>
          </table:table-cell>
          <table:table-cell table:number-columns-repeated="5"/>
        </table:table-row>
        <table:table-row table:style-name="ro1">
          <table:table-cell office:value-type="string">
            <text:p>Ice axe </text:p>
          </table:table-cell>
          <table:table-cell office:value-type="string">
            <text:p>1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Ice axe </text:p>
          </table:table-cell>
          <table:table-cell office:value-type="string">
            <text:p>1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Incense, common</text:p>
          </table:table-cell>
          <table:table-cell office:value-type="string">
            <text:p>5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Incense, exotic</text:p>
          </table:table-cell>
          <table:table-cell office:value-type="string">
            <text:p>15 gp</text:p>
          </table:table-cell>
          <table:table-cell office:value-type="string">
            <text:p>*</text:p>
          </table:table-cell>
          <table:table-cell table:number-columns-repeated="4"/>
        </table:table-row>
        <table:table-row table:style-name="ro1">
          <table:table-cell office:value-type="string">
            <text:p>Insect netting </text:p>
          </table:table-cell>
          <table:table-cell office:value-type="string">
            <text:p>20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Insect netting </text:p>
          </table:table-cell>
          <table:table-cell office:value-type="string">
            <text:p>20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Iron Maiden</text:p>
          </table:table-cell>
          <table:table-cell office:value-type="string">
            <text:p>200 gp</text:p>
          </table:table-cell>
          <table:table-cell office:value-type="string">
            <text:p>250 lb.</text:p>
          </table:table-cell>
          <table:table-cell table:number-columns-repeated="4"/>
        </table:table-row>
        <table:table-row table:style-name="ro1">
          <table:table-cell office:value-type="string">
            <text:p>Jaw Breaker</text:p>
          </table:table-cell>
          <table:table-cell office:value-type="string">
            <text:p>10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Jester’s kit </text:p>
          </table:table-cell>
          <table:table-cell office:value-type="string">
            <text:p>1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Jeweler’s loupe </text:p>
          </table:table-cell>
          <table:table-cell office:value-type="string">
            <text:p>20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Jeweler’s loupe Keg </text:p>
          </table:table-cell>
          <table:table-cell office:value-type="string">
            <text:p>20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Juniper </text:p>
          </table:table-cell>
          <table:table-cell office:value-type="string">
            <text:p>3 sp</text:p>
          </table:table-cell>
          <table:table-cell table:number-columns-repeated="5"/>
        </table:table-row>
        <table:table-row table:style-name="ro1">
          <table:table-cell office:value-type="string">
            <text:p>Keg Cask </text:p>
          </table:table-cell>
          <table:table-cell office:value-type="string">
            <text:p>1 gp 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office:value-type="string">
            <text:p>Keg Hand keg </text:p>
          </table:table-cell>
          <table:table-cell office:value-type="string">
            <text:p>5 sp </text:p>
          </table:table-cell>
          <table:table-cell office:value-type="string">
            <text:p>10 lb.</text:p>
          </table:table-cell>
          <table:table-cell table:number-columns-repeated="4"/>
        </table:table-row>
        <table:table-row table:style-name="ro1">
          <table:table-cell office:value-type="string">
            <text:p>Lantern, fog-cutter </text:p>
          </table:table-cell>
          <table:table-cell office:value-type="string">
            <text:p>20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Lantern, fog-cutter </text:p>
          </table:table-cell>
          <table:table-cell office:value-type="string">
            <text:p>20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Laurel </text:p>
          </table:table-cell>
          <table:table-cell office:value-type="string">
            <text:p>4 gp</text:p>
          </table:table-cell>
          <table:table-cell table:number-columns-repeated="5"/>
        </table:table-row>
        <table:table-row table:style-name="ro1">
          <table:table-cell office:value-type="string">
            <text:p>Leash and muzzle Diminutive </text:p>
          </table:table-cell>
          <table:table-cell office:value-type="string">
            <text:p>2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Leash and muzzle Medium-size </text:p>
          </table:table-cell>
          <table:table-cell office:value-type="string">
            <text:p>8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Leash and muzzle Small </text:p>
          </table:table-cell>
          <table:table-cell office:value-type="string">
            <text:p>6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Leash and muzzle Tiny </text:p>
          </table:table-cell>
          <table:table-cell office:value-type="string">
            <text:p>4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table:style-name="ce2" office:value-type="string">
            <text:p>Leash and muzzle, Diminutive </text:p>
          </table:table-cell>
          <table:table-cell office:value-type="string">
            <text:p>2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table:style-name="ce2" office:value-type="string">
            <text:p>Leash and muzzle, Medium-size </text:p>
          </table:table-cell>
          <table:table-cell office:value-type="string">
            <text:p>8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table:style-name="ce2" office:value-type="string">
            <text:p>Leash and muzzle, Small </text:p>
          </table:table-cell>
          <table:table-cell office:value-type="string">
            <text:p>6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table:style-name="ce2" office:value-type="string">
            <text:p>Leash and muzzle, Tiny </text:p>
          </table:table-cell>
          <table:table-cell office:value-type="string">
            <text:p>4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Lemon balm </text:p>
          </table:table-cell>
          <table:table-cell office:value-type="string">
            <text:p>2 sp</text:p>
          </table:table-cell>
          <table:table-cell table:number-columns-repeated="5"/>
        </table:table-row>
        <table:table-row table:style-name="ro1">
          <table:table-cell office:value-type="string">
            <text:p>Lentils </text:p>
          </table:table-cell>
          <table:table-cell office:value-type="string">
            <text:p>2 gp</text:p>
          </table:table-cell>
          <table:table-cell table:number-columns-repeated="5"/>
        </table:table-row>
        <table:table-row table:style-name="ro1">
          <table:table-cell office:value-type="string">
            <text:p>Liquorice root </text:p>
          </table:table-cell>
          <table:table-cell office:value-type="string">
            <text:p>4 sp</text:p>
          </table:table-cell>
          <table:table-cell table:number-columns-repeated="5"/>
        </table:table-row>
        <table:table-row table:style-name="ro1">
          <table:table-cell office:value-type="string">
            <text:p>Listening cone </text:p>
          </table:table-cell>
          <table:table-cell office:value-type="string">
            <text:p>2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Listening cone </text:p>
          </table:table-cell>
          <table:table-cell office:value-type="string">
            <text:p>2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Loincloth </text:p>
          </table:table-cell>
          <table:table-cell office:value-type="string">
            <text:p>3 c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Lotus </text:p>
          </table:table-cell>
          <table:table-cell office:value-type="string">
            <text:p>100 gp/oz.</text:p>
          </table:table-cell>
          <table:table-cell table:number-columns-repeated="5"/>
        </table:table-row>
        <table:table-row table:style-name="ro1">
          <table:table-cell office:value-type="string">
            <text:p>Lovage </text:p>
          </table:table-cell>
          <table:table-cell office:value-type="string">
            <text:p>1 sp</text:p>
          </table:table-cell>
          <table:table-cell table:number-columns-repeated="5"/>
        </table:table-row>
        <table:table-row table:style-name="ro1">
          <table:table-cell office:value-type="string">
            <text:p>Lumber, exotic </text:p>
          </table:table-cell>
          <table:table-cell office:value-type="string">
            <text:p>26 gp–50+ gp</text:p>
          </table:table-cell>
          <table:table-cell office:value-type="string">
            <text:p>50 lb.</text:p>
          </table:table-cell>
          <table:table-cell table:number-columns-repeated="4"/>
        </table:table-row>
        <table:table-row table:style-name="ro1">
          <table:table-cell office:value-type="string">
            <text:p>Lumber, local <text:s/></text:p>
          </table:table-cell>
          <table:table-cell office:value-type="string">
            <text:p>1 gp–10 gp</text:p>
          </table:table-cell>
          <table:table-cell office:value-type="string">
            <text:p>50 lb.</text:p>
          </table:table-cell>
          <table:table-cell table:number-columns-repeated="4"/>
        </table:table-row>
        <table:table-row table:style-name="ro1">
          <table:table-cell office:value-type="string">
            <text:p>Lumber, unusual <text:s/></text:p>
          </table:table-cell>
          <table:table-cell office:value-type="string">
            <text:p>11 gp–25 gp</text:p>
          </table:table-cell>
          <table:table-cell office:value-type="string">
            <text:p>50 lb.</text:p>
          </table:table-cell>
          <table:table-cell table:number-columns-repeated="4"/>
        </table:table-row>
        <table:table-row table:style-name="ro1">
          <table:table-cell office:value-type="string">
            <text:p>Lute String instruments</text:p>
          </table:table-cell>
          <table:table-cell table:number-columns-repeated="6"/>
        </table:table-row>
        <table:table-row table:style-name="ro1">
          <table:table-cell office:value-type="string">
            <text:p>Lyre String instruments</text:p>
          </table:table-cell>
          <table:table-cell table:number-columns-repeated="6"/>
        </table:table-row>
        <table:table-row table:style-name="ro1">
          <table:table-cell office:value-type="string">
            <text:p>Mace </text:p>
          </table:table-cell>
          <table:table-cell office:value-type="string">
            <text:p>25 gp</text:p>
          </table:table-cell>
          <table:table-cell table:number-columns-repeated="5"/>
        </table:table-row>
        <table:table-row table:style-name="ro1">
          <table:table-cell office:value-type="string">
            <text:p>Magnet, small </text:p>
          </table:table-cell>
          <table:table-cell office:value-type="string">
            <text:p>1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Magnet, small </text:p>
          </table:table-cell>
          <table:table-cell office:value-type="string">
            <text:p>1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Mandolin String instruments</text:p>
          </table:table-cell>
          <table:table-cell table:number-columns-repeated="6"/>
        </table:table-row>
        <table:table-row table:style-name="ro1">
          <table:table-cell office:value-type="string">
            <text:p>Maple sugar </text:p>
          </table:table-cell>
          <table:table-cell office:value-type="string">
            <text:p>75 gp/gal.</text:p>
          </table:table-cell>
          <table:table-cell table:number-columns-repeated="5"/>
        </table:table-row>
        <table:table-row table:style-name="ro1">
          <table:table-cell office:value-type="string">
            <text:p>Marbles </text:p>
          </table:table-cell>
          <table:table-cell office:value-type="string">
            <text:p>2 s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Marbles </text:p>
          </table:table-cell>
          <table:table-cell office:value-type="string">
            <text:p>2 s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Marjoram </text:p>
          </table:table-cell>
          <table:table-cell office:value-type="string">
            <text:p>5 cp</text:p>
          </table:table-cell>
          <table:table-cell table:number-columns-repeated="5"/>
        </table:table-row>
        <table:table-row table:style-name="ro1">
          <table:table-cell office:value-type="string">
            <text:p>Marzipan </text:p>
          </table:table-cell>
          <table:table-cell office:value-type="string">
            <text:p>20 gp/oz.</text:p>
          </table:table-cell>
          <table:table-cell table:number-columns-repeated="5"/>
        </table:table-row>
        <table:table-row table:style-name="ro1">
          <table:table-cell office:value-type="string">
            <text:p>Mess kit </text:p>
          </table:table-cell>
          <table:table-cell office:value-type="string">
            <text:p>6 s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Mess kit </text:p>
          </table:table-cell>
          <table:table-cell office:value-type="string">
            <text:p>6 s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Mill, hand </text:p>
          </table:table-cell>
          <table:table-cell office:value-type="string">
            <text:p>2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Mill, hand </text:p>
          </table:table-cell>
          <table:table-cell office:value-type="string">
            <text:p>2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Millet </text:p>
          </table:table-cell>
          <table:table-cell office:value-type="string">
            <text:p>7 sp</text:p>
          </table:table-cell>
          <table:table-cell table:number-columns-repeated="5"/>
        </table:table-row>
        <table:table-row table:style-name="ro1">
          <table:table-cell office:value-type="string">
            <text:p>Mint </text:p>
          </table:table-cell>
          <table:table-cell office:value-type="string">
            <text:p>3 cp</text:p>
          </table:table-cell>
          <table:table-cell table:number-columns-repeated="5"/>
        </table:table-row>
        <table:table-row table:style-name="ro1">
          <table:table-cell office:value-type="string">
            <text:p>Molasses </text:p>
          </table:table-cell>
          <table:table-cell office:value-type="string">
            <text:p>5 sp/pt.</text:p>
          </table:table-cell>
          <table:table-cell table:number-columns-repeated="5"/>
        </table:table-row>
        <table:table-row table:style-name="ro1">
          <table:table-cell office:value-type="string">
            <text:p>Money belt </text:p>
          </table:table-cell>
          <table:table-cell office:value-type="string">
            <text:p>4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Money belt </text:p>
          </table:table-cell>
          <table:table-cell office:value-type="string">
            <text:p>4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Mushrooms </text:p>
          </table:table-cell>
          <table:table-cell office:value-type="string">
            <text:p>1 gp/lb.</text:p>
          </table:table-cell>
          <table:table-cell table:number-columns-repeated="5"/>
        </table:table-row>
        <table:table-row table:style-name="ro1">
          <table:table-cell office:value-type="string">
            <text:p>Music box </text:p>
          </table:table-cell>
          <table:table-cell office:value-type="string">
            <text:p>35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Music box </text:p>
          </table:table-cell>
          <table:table-cell office:value-type="string">
            <text:p>35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Mustard seed </text:p>
          </table:table-cell>
          <table:table-cell office:value-type="string">
            <text:p>5 cp</text:p>
          </table:table-cell>
          <table:table-cell table:number-columns-repeated="5"/>
        </table:table-row>
        <table:table-row table:style-name="ro1">
          <table:table-cell office:value-type="string">
            <text:p>Navigator’s kit </text:p>
          </table:table-cell>
          <table:table-cell office:value-type="string">
            <text:p>250 gp </text:p>
          </table:table-cell>
          <table:table-cell office:value-type="string">
            <text:p>8 lb.</text:p>
          </table:table-cell>
          <table:table-cell table:number-columns-repeated="4"/>
        </table:table-row>
        <table:table-row table:style-name="ro1">
          <table:table-cell office:value-type="string">
            <text:p>Needle</text:p>
          </table:table-cell>
          <table:table-cell office:value-type="string">
            <text:p>1 sp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Net, butterfly </text:p>
          </table:table-cell>
          <table:table-cell office:value-type="string">
            <text:p>10 gp </text:p>
          </table:table-cell>
          <table:table-cell office:value-type="string">
            <text:p>1/4 lb.</text:p>
          </table:table-cell>
          <table:table-cell table:number-columns-repeated="4"/>
        </table:table-row>
        <table:table-row table:style-name="ro1">
          <table:table-cell office:value-type="string">
            <text:p>Net, butterfly </text:p>
          </table:table-cell>
          <table:table-cell office:value-type="string">
            <text:p>10 gp </text:p>
          </table:table-cell>
          <table:table-cell office:value-type="string">
            <text:p>1/4 lb.</text:p>
          </table:table-cell>
          <table:table-cell table:number-columns-repeated="4"/>
        </table:table-row>
        <table:table-row table:style-name="ro1">
          <table:table-cell office:value-type="string">
            <text:p>Nightshirt, silk </text:p>
          </table:table-cell>
          <table:table-cell office:value-type="string">
            <text:p>6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Nutmeg </text:p>
          </table:table-cell>
          <table:table-cell office:value-type="string">
            <text:p>30 gp</text:p>
          </table:table-cell>
          <table:table-cell table:number-columns-repeated="5"/>
        </table:table-row>
        <table:table-row table:style-name="ro1">
          <table:table-cell office:value-type="string">
            <text:p>Oats </text:p>
          </table:table-cell>
          <table:table-cell office:value-type="string">
            <text:p>7 sp</text:p>
          </table:table-cell>
          <table:table-cell table:number-columns-repeated="5"/>
        </table:table-row>
        <table:table-row table:style-name="ro1">
          <table:table-cell office:value-type="string">
            <text:p>Olive oil </text:p>
          </table:table-cell>
          <table:table-cell office:value-type="string">
            <text:p>5 gp</text:p>
          </table:table-cell>
          <table:table-cell table:number-columns-repeated="5"/>
        </table:table-row>
        <table:table-row table:style-name="ro1">
          <table:table-cell office:value-type="string">
            <text:p>Onion </text:p>
          </table:table-cell>
          <table:table-cell office:value-type="string">
            <text:p>5 sp/oz.</text:p>
          </table:table-cell>
          <table:table-cell table:number-columns-repeated="5"/>
        </table:table-row>
        <table:table-row table:style-name="ro1">
          <table:table-cell office:value-type="string">
            <text:p>Oregano </text:p>
          </table:table-cell>
          <table:table-cell office:value-type="string">
            <text:p>2 sp</text:p>
          </table:table-cell>
          <table:table-cell table:number-columns-repeated="5"/>
        </table:table-row>
        <table:table-row table:style-name="ro1">
          <table:table-cell office:value-type="string">
            <text:p>Pack, framed </text:p>
          </table:table-cell>
          <table:table-cell office:value-type="string">
            <text:p>50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Pads Elbow pads </text:p>
          </table:table-cell>
          <table:table-cell office:value-type="string">
            <text:p>3 s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Pads Knee pads </text:p>
          </table:table-cell>
          <table:table-cell office:value-type="string">
            <text:p>3 s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Pads Shin guards </text:p>
          </table:table-cell>
          <table:table-cell office:value-type="string">
            <text:p>4 s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Paints and dyes, common <text:s/></text:p>
          </table:table-cell>
          <table:table-cell office:value-type="string">
            <text:p>1 sp–1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Paints and dyes, exotic <text:s/></text:p>
          </table:table-cell>
          <table:table-cell office:value-type="string">
            <text:p>26 gp–50+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Paints and dyes, rare <text:s/></text:p>
          </table:table-cell>
          <table:table-cell office:value-type="string">
            <text:p>11 gp–25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Paints and dyes, unusual <text:s/></text:p>
          </table:table-cell>
          <table:table-cell office:value-type="string">
            <text:p>2 gp–10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Pan pipes Wind instruments</text:p>
          </table:table-cell>
          <table:table-cell table:number-columns-repeated="6"/>
        </table:table-row>
        <table:table-row table:style-name="ro1">
          <table:table-cell office:value-type="string">
            <text:p>Paprika </text:p>
          </table:table-cell>
          <table:table-cell office:value-type="string">
            <text:p>30 gp/oz.</text:p>
          </table:table-cell>
          <table:table-cell table:number-columns-repeated="5"/>
        </table:table-row>
        <table:table-row table:style-name="ro1">
          <table:table-cell office:value-type="string">
            <text:p>Parsley </text:p>
          </table:table-cell>
          <table:table-cell office:value-type="string">
            <text:p>4 cp</text:p>
          </table:table-cell>
          <table:table-cell table:number-columns-repeated="5"/>
        </table:table-row>
        <table:table-row table:style-name="ro1">
          <table:table-cell office:value-type="string">
            <text:p>Peaches </text:p>
          </table:table-cell>
          <table:table-cell office:value-type="string">
            <text:p>15 gp/lb.</text:p>
          </table:table-cell>
          <table:table-cell table:number-columns-repeated="5"/>
        </table:table-row>
        <table:table-row table:style-name="ro1">
          <table:table-cell office:value-type="string">
            <text:p>Pears </text:p>
          </table:table-cell>
          <table:table-cell office:value-type="string">
            <text:p>5 gp/lb.</text:p>
          </table:table-cell>
          <table:table-cell table:number-columns-repeated="5"/>
        </table:table-row>
        <table:table-row table:style-name="ro1">
          <table:table-cell office:value-type="string">
            <text:p>Pepper </text:p>
          </table:table-cell>
          <table:table-cell office:value-type="string">
            <text:p>30 gp</text:p>
          </table:table-cell>
          <table:table-cell table:number-columns-repeated="5"/>
        </table:table-row>
        <table:table-row table:style-name="ro1">
          <table:table-cell office:value-type="string">
            <text:p>Percolator </text:p>
          </table:table-cell>
          <table:table-cell office:value-type="string">
            <text:p>1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Percolator </text:p>
          </table:table-cell>
          <table:table-cell office:value-type="string">
            <text:p>1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Perfume, common <text:s/></text:p>
          </table:table-cell>
          <table:table-cell office:value-type="string">
            <text:p>1 sp–1 gp</text:p>
          </table:table-cell>
          <table:table-cell office:value-type="string">
            <text:p>1 oz.</text:p>
          </table:table-cell>
          <table:table-cell table:number-columns-repeated="4"/>
        </table:table-row>
        <table:table-row table:style-name="ro1">
          <table:table-cell office:value-type="string">
            <text:p>Perfume, exotic <text:s/></text:p>
          </table:table-cell>
          <table:table-cell office:value-type="string">
            <text:p>26 gp–50+ gp</text:p>
          </table:table-cell>
          <table:table-cell office:value-type="string">
            <text:p>1 oz.</text:p>
          </table:table-cell>
          <table:table-cell table:number-columns-repeated="4"/>
        </table:table-row>
        <table:table-row table:style-name="ro1">
          <table:table-cell office:value-type="string">
            <text:p>Perfume, rare <text:s/></text:p>
          </table:table-cell>
          <table:table-cell office:value-type="string">
            <text:p>11 gp–25 gp</text:p>
          </table:table-cell>
          <table:table-cell office:value-type="string">
            <text:p>1 oz.</text:p>
          </table:table-cell>
          <table:table-cell table:number-columns-repeated="4"/>
        </table:table-row>
        <table:table-row table:style-name="ro1">
          <table:table-cell office:value-type="string">
            <text:p>Perfume, unusual </text:p>
          </table:table-cell>
          <table:table-cell office:value-type="string">
            <text:p>2 gp–10 gp</text:p>
          </table:table-cell>
          <table:table-cell office:value-type="string">
            <text:p>1 oz. </text:p>
          </table:table-cell>
          <table:table-cell table:number-columns-repeated="4"/>
        </table:table-row>
        <table:table-row table:style-name="ro1">
          <table:table-cell office:value-type="string">
            <text:p>Periscope </text:p>
          </table:table-cell>
          <table:table-cell office:value-type="string">
            <text:p>20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Periscope </text:p>
          </table:table-cell>
          <table:table-cell office:value-type="string">
            <text:p>20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Pestle and mortar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Pestle and mortar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Pillory</text:p>
          </table:table-cell>
          <table:table-cell office:value-type="string">
            <text:p>50 gp</text:p>
          </table:table-cell>
          <table:table-cell office:value-type="string">
            <text:p>50 lb.</text:p>
          </table:table-cell>
          <table:table-cell table:number-columns-repeated="4"/>
        </table:table-row>
        <table:table-row table:style-name="ro1">
          <table:table-cell office:value-type="string">
            <text:p>Pimento </text:p>
          </table:table-cell>
          <table:table-cell office:value-type="string">
            <text:p>40 gp/oz.</text:p>
          </table:table-cell>
          <table:table-cell table:number-columns-repeated="5"/>
        </table:table-row>
        <table:table-row table:style-name="ro1">
          <table:table-cell office:value-type="string">
            <text:p>Pine nuts </text:p>
          </table:table-cell>
          <table:table-cell office:value-type="string">
            <text:p>10 gp</text:p>
          </table:table-cell>
          <table:table-cell table:number-columns-repeated="5"/>
        </table:table-row>
        <table:table-row table:style-name="ro1">
          <table:table-cell office:value-type="string">
            <text:p>Pineapple </text:p>
          </table:table-cell>
          <table:table-cell office:value-type="string">
            <text:p>150 gp/lb.</text:p>
          </table:table-cell>
          <table:table-cell table:number-columns-repeated="5"/>
        </table:table-row>
        <table:table-row table:style-name="ro1">
          <table:table-cell office:value-type="string">
            <text:p>Pistachios </text:p>
          </table:table-cell>
          <table:table-cell office:value-type="string">
            <text:p>15 gp</text:p>
          </table:table-cell>
          <table:table-cell table:number-columns-repeated="5"/>
        </table:table-row>
        <table:table-row table:style-name="ro1">
          <table:table-cell table:style-name="ce2" office:value-type="string">
            <text:p>Pitchfork </text:p>
          </table:table-cell>
          <table:table-cell office:value-type="string">
            <text:p>2 gp </text:p>
          </table:table-cell>
          <table:table-cell office:value-type="string">
            <text:p>4 lb.</text:p>
          </table:table-cell>
          <table:table-cell table:number-columns-repeated="4"/>
        </table:table-row>
        <table:table-row table:style-name="ro1">
          <table:table-cell office:value-type="string">
            <text:p>Pitchfork </text:p>
          </table:table-cell>
          <table:table-cell office:value-type="string">
            <text:p>2 gp </text:p>
          </table:table-cell>
          <table:table-cell office:value-type="string">
            <text:p>4 lb.</text:p>
          </table:table-cell>
          <table:table-cell table:number-columns-repeated="4"/>
        </table:table-row>
        <table:table-row table:style-name="ro1">
          <table:table-cell office:value-type="string">
            <text:p>Poppy seed </text:p>
          </table:table-cell>
          <table:table-cell office:value-type="string">
            <text:p>8 gp</text:p>
          </table:table-cell>
          <table:table-cell table:number-columns-repeated="5"/>
        </table:table-row>
        <table:table-row table:style-name="ro1">
          <table:table-cell office:value-type="string">
            <text:p>Pork Salted </text:p>
          </table:table-cell>
          <table:table-cell office:value-type="string">
            <text:p>3 gp</text:p>
          </table:table-cell>
          <table:table-cell table:number-columns-repeated="5"/>
        </table:table-row>
        <table:table-row table:style-name="ro1">
          <table:table-cell office:value-type="string">
            <text:p>Pork Sausage </text:p>
          </table:table-cell>
          <table:table-cell office:value-type="string">
            <text:p>1 gp</text:p>
          </table:table-cell>
          <table:table-cell table:number-columns-repeated="5"/>
        </table:table-row>
        <table:table-row table:style-name="ro1">
          <table:table-cell table:style-name="ce2" office:value-type="string">
            <text:p>Post-hole dig</text:p>
          </table:table-cell>
          <table:table-cell office:value-type="string">
            <text:p>4 gp </text:p>
          </table:table-cell>
          <table:table-cell office:value-type="string">
            <text:p>8 lb.</text:p>
          </table:table-cell>
          <table:table-cell table:number-columns-repeated="4"/>
        </table:table-row>
        <table:table-row table:style-name="ro1">
          <table:table-cell office:value-type="string">
            <text:p>Post-hole digger </text:p>
          </table:table-cell>
          <table:table-cell office:value-type="string">
            <text:p>4 gp </text:p>
          </table:table-cell>
          <table:table-cell office:value-type="string">
            <text:p>8 lb.</text:p>
          </table:table-cell>
          <table:table-cell table:number-columns-repeated="4"/>
        </table:table-row>
        <table:table-row table:style-name="ro1">
          <table:table-cell office:value-type="string">
            <text:p>Prayer book or scripture</text:p>
          </table:table-cell>
          <table:table-cell office:value-type="string">
            <text:p>10 gp</text:p>
          </table:table-cell>
          <table:table-cell office:value-type="string">
            <text:p>3 Ib.†</text:p>
          </table:table-cell>
          <table:table-cell table:number-columns-repeated="4"/>
        </table:table-row>
        <table:table-row table:style-name="ro1">
          <table:table-cell office:value-type="string">
            <text:p>Prayer book or scripture, compact</text:p>
          </table:table-cell>
          <table:table-cell office:value-type="string">
            <text:p>15 gp</text:p>
          </table:table-cell>
          <table:table-cell office:value-type="string">
            <text:p>1 Ib.†</text:p>
          </table:table-cell>
          <table:table-cell table:number-columns-repeated="4"/>
        </table:table-row>
        <table:table-row table:style-name="ro1">
          <table:table-cell office:value-type="string">
            <text:p>Prunes </text:p>
          </table:table-cell>
          <table:table-cell office:value-type="string">
            <text:p>3 gp/lb.</text:p>
          </table:table-cell>
          <table:table-cell table:number-columns-repeated="5"/>
        </table:table-row>
        <table:table-row table:style-name="ro1">
          <table:table-cell office:value-type="string">
            <text:p>Pulley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Pulley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Quiver scabbard </text:p>
          </table:table-cell>
          <table:table-cell office:value-type="string">
            <text:p>10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Quiver scabbard </text:p>
          </table:table-cell>
          <table:table-cell office:value-type="string">
            <text:p>10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Rack</text:p>
          </table:table-cell>
          <table:table-cell office:value-type="string">
            <text:p>150 gp</text:p>
          </table:table-cell>
          <table:table-cell office:value-type="string">
            <text:p>200 lb.</text:p>
          </table:table-cell>
          <table:table-cell table:number-columns-repeated="4"/>
        </table:table-row>
        <table:table-row table:style-name="ro1">
          <table:table-cell office:value-type="string">
            <text:p>Raisins </text:p>
          </table:table-cell>
          <table:table-cell office:value-type="string">
            <text:p>1 gp/lb.</text:p>
          </table:table-cell>
          <table:table-cell table:number-columns-repeated="5"/>
        </table:table-row>
        <table:table-row table:style-name="ro1">
          <table:table-cell table:style-name="ce2" office:value-type="string">
            <text:p>Rake </text:p>
          </table:table-cell>
          <table:table-cell office:value-type="string">
            <text:p>1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Rake </text:p>
          </table:table-cell>
          <table:table-cell office:value-type="string">
            <text:p>1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Rapeseed oil </text:p>
          </table:table-cell>
          <table:table-cell office:value-type="string">
            <text:p>1 sp</text:p>
          </table:table-cell>
          <table:table-cell table:number-columns-repeated="5"/>
        </table:table-row>
        <table:table-row table:style-name="ro1">
          <table:table-cell office:value-type="string">
            <text:p>Rice </text:p>
          </table:table-cell>
          <table:table-cell office:value-type="string">
            <text:p>5 gp</text:p>
          </table:table-cell>
          <table:table-cell table:number-columns-repeated="5"/>
        </table:table-row>
        <table:table-row table:style-name="ro1">
          <table:table-cell office:value-type="string">
            <text:p>Robe Cotton/linen </text:p>
          </table:table-cell>
          <table:table-cell office:value-type="string">
            <text:p>1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Robe Sackcloth </text:p>
          </table:table-cell>
          <table:table-cell office:value-type="string">
            <text:p>1 s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Robe Silk </text:p>
          </table:table-cell>
          <table:table-cell office:value-type="string">
            <text:p>5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Robe Velvet </text:p>
          </table:table-cell>
          <table:table-cell office:value-type="string">
            <text:p>3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Robes, desert </text:p>
          </table:table-cell>
          <table:table-cell office:value-type="string">
            <text:p>20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Rope, elven (20 ft.) </text:p>
          </table:table-cell>
          <table:table-cell office:value-type="string">
            <text:p>5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Rope, elven (20 ft.) </text:p>
          </table:table-cell>
          <table:table-cell office:value-type="string">
            <text:p>5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Rose hips </text:p>
          </table:table-cell>
          <table:table-cell office:value-type="string">
            <text:p>5 gp</text:p>
          </table:table-cell>
          <table:table-cell table:number-columns-repeated="5"/>
        </table:table-row>
        <table:table-row table:style-name="ro1">
          <table:table-cell office:value-type="string">
            <text:p>Rosemary </text:p>
          </table:table-cell>
          <table:table-cell office:value-type="string">
            <text:p>5 sp</text:p>
          </table:table-cell>
          <table:table-cell table:number-columns-repeated="5"/>
        </table:table-row>
        <table:table-row table:style-name="ro1">
          <table:table-cell office:value-type="string">
            <text:p>Rugs and tapestries, common <text:s/></text:p>
          </table:table-cell>
          <table:table-cell office:value-type="string">
            <text:p>1 gp–5 gp</text:p>
          </table:table-cell>
          <table:table-cell office:value-type="string">
            <text:p>5–15 lb.</text:p>
          </table:table-cell>
          <table:table-cell table:number-columns-repeated="4"/>
        </table:table-row>
        <table:table-row table:style-name="ro1">
          <table:table-cell office:value-type="string">
            <text:p>Rugs and tapestries, exotic <text:s/></text:p>
          </table:table-cell>
          <table:table-cell office:value-type="string">
            <text:p>51 gp–200+ gp</text:p>
          </table:table-cell>
          <table:table-cell office:value-type="string">
            <text:p>5–15 lb.</text:p>
          </table:table-cell>
          <table:table-cell table:number-columns-repeated="4"/>
        </table:table-row>
        <table:table-row table:style-name="ro1">
          <table:table-cell office:value-type="string">
            <text:p>Rugs and tapestries, rare <text:s/></text:p>
          </table:table-cell>
          <table:table-cell office:value-type="string">
            <text:p>11 gp–50 gp</text:p>
          </table:table-cell>
          <table:table-cell office:value-type="string">
            <text:p>5–15 lb.</text:p>
          </table:table-cell>
          <table:table-cell table:number-columns-repeated="4"/>
        </table:table-row>
        <table:table-row table:style-name="ro1">
          <table:table-cell office:value-type="string">
            <text:p>Rugs and tapestries, unusual <text:s/></text:p>
          </table:table-cell>
          <table:table-cell office:value-type="string">
            <text:p>6 gp–10 gp</text:p>
          </table:table-cell>
          <table:table-cell office:value-type="string">
            <text:p>5–15 lb.</text:p>
          </table:table-cell>
          <table:table-cell table:number-columns-repeated="4"/>
        </table:table-row>
        <table:table-row table:style-name="ro1">
          <table:table-cell office:value-type="string">
            <text:p>Rye </text:p>
          </table:table-cell>
          <table:table-cell office:value-type="string">
            <text:p>7 sp</text:p>
          </table:table-cell>
          <table:table-cell table:number-columns-repeated="5"/>
        </table:table-row>
        <table:table-row table:style-name="ro1">
          <table:table-cell office:value-type="string">
            <text:p>Saddle, masterwork Military </text:p>
          </table:table-cell>
          <table:table-cell office:value-type="string">
            <text:p>210 gp </text:p>
          </table:table-cell>
          <table:table-cell office:value-type="string">
            <text:p>40 lb.</text:p>
          </table:table-cell>
          <table:table-cell table:number-columns-repeated="4"/>
        </table:table-row>
        <table:table-row table:style-name="ro1">
          <table:table-cell office:value-type="string">
            <text:p>Saddle, masterwork Riding </text:p>
          </table:table-cell>
          <table:table-cell office:value-type="string">
            <text:p>180 gp </text:p>
          </table:table-cell>
          <table:table-cell office:value-type="string">
            <text:p>30 lb.</text:p>
          </table:table-cell>
          <table:table-cell table:number-columns-repeated="4"/>
        </table:table-row>
        <table:table-row table:style-name="ro1">
          <table:table-cell office:value-type="string">
            <text:p>Saddlebags of Holding</text:p>
          </table:table-cell>
          <table:table-cell office:value-type="string">
            <text:p>5,000 gp</text:p>
          </table:table-cell>
          <table:table-cell office:value-type="string">
            <text:p>30 lb.</text:p>
          </table:table-cell>
          <table:table-cell table:number-columns-repeated="4"/>
        </table:table-row>
        <table:table-row table:style-name="ro1">
          <table:table-cell office:value-type="string">
            <text:p>Saddlebags of Providing</text:p>
          </table:table-cell>
          <table:table-cell office:value-type="string">
            <text:p>8,000 gp</text:p>
          </table:table-cell>
          <table:table-cell office:value-type="string">
            <text:p>16 lb</text:p>
          </table:table-cell>
          <table:table-cell table:number-columns-repeated="4"/>
        </table:table-row>
        <table:table-row table:style-name="ro1">
          <table:table-cell office:value-type="string">
            <text:p>Safflower oil </text:p>
          </table:table-cell>
          <table:table-cell office:value-type="string">
            <text:p>2 sp</text:p>
          </table:table-cell>
          <table:table-cell table:number-columns-repeated="5"/>
        </table:table-row>
        <table:table-row table:style-name="ro1">
          <table:table-cell office:value-type="string">
            <text:p>Saffron </text:p>
          </table:table-cell>
          <table:table-cell office:value-type="string">
            <text:p>65 gp</text:p>
          </table:table-cell>
          <table:table-cell table:number-columns-repeated="5"/>
        </table:table-row>
        <table:table-row table:style-name="ro1">
          <table:table-cell office:value-type="string">
            <text:p>Sage </text:p>
          </table:table-cell>
          <table:table-cell office:value-type="string">
            <text:p>1 sp</text:p>
          </table:table-cell>
          <table:table-cell table:number-columns-repeated="5"/>
        </table:table-row>
        <table:table-row table:style-name="ro1">
          <table:table-cell office:value-type="string">
            <text:p>Salmon Salted </text:p>
          </table:table-cell>
          <table:table-cell office:value-type="string">
            <text:p>10 gp</text:p>
          </table:table-cell>
          <table:table-cell table:number-columns-repeated="5"/>
        </table:table-row>
        <table:table-row table:style-name="ro1">
          <table:table-cell office:value-type="string">
            <text:p>Salmon Smoked </text:p>
          </table:table-cell>
          <table:table-cell office:value-type="string">
            <text:p>15 gp</text:p>
          </table:table-cell>
          <table:table-cell table:number-columns-repeated="5"/>
        </table:table-row>
        <table:table-row table:style-name="ro1">
          <table:table-cell office:value-type="string">
            <text:p>Salt </text:p>
          </table:table-cell>
          <table:table-cell office:value-type="string">
            <text:p>1 cp</text:p>
          </table:table-cell>
          <table:table-cell table:number-columns-repeated="5"/>
        </table:table-row>
        <table:table-row table:style-name="ro1">
          <table:table-cell office:value-type="string">
            <text:p>Sandals/tabi </text:p>
          </table:table-cell>
          <table:table-cell office:value-type="string">
            <text:p>2 s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Sardines</text:p>
          </table:table-cell>
          <table:table-cell office:value-type="string">
            <text:p>4 gp</text:p>
          </table:table-cell>
          <table:table-cell table:number-columns-repeated="5"/>
        </table:table-row>
        <table:table-row table:style-name="ro1">
          <table:table-cell office:value-type="string">
            <text:p>Sarsaparilla </text:p>
          </table:table-cell>
          <table:table-cell office:value-type="string">
            <text:p>10 gp/oz.</text:p>
          </table:table-cell>
          <table:table-cell table:number-columns-repeated="5"/>
        </table:table-row>
        <table:table-row table:style-name="ro1">
          <table:table-cell office:value-type="string">
            <text:p>Sash Cotton </text:p>
          </table:table-cell>
          <table:table-cell office:value-type="string">
            <text:p>2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ash Silk </text:p>
          </table:table-cell>
          <table:table-cell office:value-type="string">
            <text:p>4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ash Wool </text:p>
          </table:table-cell>
          <table:table-cell office:value-type="string">
            <text:p>1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aw, folding </text:p>
          </table:table-cell>
          <table:table-cell office:value-type="string">
            <text:p>2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Saw, folding </text:p>
          </table:table-cell>
          <table:table-cell office:value-type="string">
            <text:p>2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Sca;ê;/Flenser</text:p>
          </table:table-cell>
          <table:table-cell office:value-type="string">
            <text:p>4 gp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cryer’s kit </text:p>
          </table:table-cell>
          <table:table-cell office:value-type="string">
            <text:p>40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Sesame oil </text:p>
          </table:table-cell>
          <table:table-cell office:value-type="string">
            <text:p>10 gp</text:p>
          </table:table-cell>
          <table:table-cell table:number-columns-repeated="5"/>
        </table:table-row>
        <table:table-row table:style-name="ro1">
          <table:table-cell office:value-type="string">
            <text:p>Sheath, boot </text:p>
          </table:table-cell>
          <table:table-cell office:value-type="string">
            <text:p>30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heath, wrist </text:p>
          </table:table-cell>
          <table:table-cell office:value-type="string">
            <text:p>20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hielding Blinder</text:p>
          </table:table-cell>
          <table:table-cell office:value-type="string">
            <text:p>12,000 gp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Shirt Cotton/linen </text:p>
          </table:table-cell>
          <table:table-cell office:value-type="string">
            <text:p>1 s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Shirt Sackcloth </text:p>
          </table:table-cell>
          <table:table-cell office:value-type="string">
            <text:p>5 c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Shirt Silk </text:p>
          </table:table-cell>
          <table:table-cell office:value-type="string">
            <text:p>10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hirt Velvet </text:p>
          </table:table-cell>
          <table:table-cell office:value-type="string">
            <text:p>5 g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Shoes Dancing </text:p>
          </table:table-cell>
          <table:table-cell office:value-type="string">
            <text:p>15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hoes Leather </text:p>
          </table:table-cell>
          <table:table-cell office:value-type="string">
            <text:p>3 s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Shoes, silent </text:p>
          </table:table-cell>
          <table:table-cell office:value-type="string">
            <text:p>1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Shoes, silent </text:p>
          </table:table-cell>
          <table:table-cell office:value-type="string">
            <text:p>1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Shriek rock </text:p>
          </table:table-cell>
          <table:table-cell office:value-type="string">
            <text:p>3 gp </text:p>
          </table:table-cell>
          <table:table-cell office:value-type="string">
            <text:p>1/4 lb.</text:p>
          </table:table-cell>
          <table:table-cell table:number-columns-repeated="4"/>
        </table:table-row>
        <table:table-row table:style-name="ro1">
          <table:table-cell office:value-type="string">
            <text:p>Shriek rock </text:p>
          </table:table-cell>
          <table:table-cell office:value-type="string">
            <text:p>3 gp </text:p>
          </table:table-cell>
          <table:table-cell office:value-type="string">
            <text:p>1/4 lb.</text:p>
          </table:table-cell>
          <table:table-cell table:number-columns-repeated="4"/>
        </table:table-row>
        <table:table-row table:style-name="ro1">
          <table:table-cell office:value-type="string">
            <text:p>Shrink Collar </text:p>
          </table:table-cell>
          <table:table-cell office:value-type="string">
            <text:p>10,000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Sidecar Saddle</text:p>
          </table:table-cell>
          <table:table-cell office:value-type="string">
            <text:p>60 gp</text:p>
          </table:table-cell>
          <table:table-cell office:value-type="string">
            <text:p>40 lb.</text:p>
          </table:table-cell>
          <table:table-cell table:number-columns-repeated="4"/>
        </table:table-row>
        <table:table-row table:style-name="ro1">
          <table:table-cell office:value-type="string">
            <text:p>Skirt, leather warrior’s </text:p>
          </table:table-cell>
          <table:table-cell office:value-type="string">
            <text:p>5 s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Skis and poles </text:p>
          </table:table-cell>
          <table:table-cell office:value-type="string">
            <text:p>15 gp </text:p>
          </table:table-cell>
          <table:table-cell office:value-type="string">
            <text:p>6 lb.</text:p>
          </table:table-cell>
          <table:table-cell table:number-columns-repeated="4"/>
        </table:table-row>
        <table:table-row table:style-name="ro1">
          <table:table-cell office:value-type="string">
            <text:p>Skis and poles </text:p>
          </table:table-cell>
          <table:table-cell office:value-type="string">
            <text:p>15 gp </text:p>
          </table:table-cell>
          <table:table-cell office:value-type="string">
            <text:p>6 lb.</text:p>
          </table:table-cell>
          <table:table-cell table:number-columns-repeated="4"/>
        </table:table-row>
        <table:table-row table:style-name="ro1">
          <table:table-cell office:value-type="string">
            <text:p>Slate board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Slate board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Slippers </text:p>
          </table:table-cell>
          <table:table-cell office:value-type="string">
            <text:p>1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norkel </text:p>
          </table:table-cell>
          <table:table-cell office:value-type="string">
            <text:p>1 g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Snorkel </text:p>
          </table:table-cell>
          <table:table-cell office:value-type="string">
            <text:p>1 g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Snow goggles </text:p>
          </table:table-cell>
          <table:table-cell office:value-type="string">
            <text:p>2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now goggles </text:p>
          </table:table-cell>
          <table:table-cell office:value-type="string">
            <text:p>2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nowshoes </text:p>
          </table:table-cell>
          <table:table-cell office:value-type="string">
            <text:p>15 gp </text:p>
          </table:table-cell>
          <table:table-cell office:value-type="string">
            <text:p>8 lb.</text:p>
          </table:table-cell>
          <table:table-cell table:number-columns-repeated="4"/>
        </table:table-row>
        <table:table-row table:style-name="ro1">
          <table:table-cell office:value-type="string">
            <text:p>Snowshoes </text:p>
          </table:table-cell>
          <table:table-cell office:value-type="string">
            <text:p>15 gp </text:p>
          </table:table-cell>
          <table:table-cell office:value-type="string">
            <text:p>8 lb.</text:p>
          </table:table-cell>
          <table:table-cell table:number-columns-repeated="4"/>
        </table:table-row>
        <table:table-row table:style-name="ro1">
          <table:table-cell office:value-type="string">
            <text:p>Snuffing bell</text:p>
          </table:table-cell>
          <table:table-cell office:value-type="string">
            <text:p>6 gp</text:p>
          </table:table-cell>
          <table:table-cell office:value-type="string">
            <text:p>4 lb.</text:p>
          </table:table-cell>
          <table:table-cell table:number-columns-repeated="4"/>
        </table:table-row>
        <table:table-row table:style-name="ro1">
          <table:table-cell office:value-type="string">
            <text:p>Sorghum </text:p>
          </table:table-cell>
          <table:table-cell office:value-type="string">
            <text:p>3 sp/pt.</text:p>
          </table:table-cell>
          <table:table-cell table:number-columns-repeated="5"/>
        </table:table-row>
        <table:table-row table:style-name="ro1">
          <table:table-cell office:value-type="string">
            <text:p>Sparker </text:p>
          </table:table-cell>
          <table:table-cell office:value-type="string">
            <text:p>2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parker </text:p>
          </table:table-cell>
          <table:table-cell office:value-type="string">
            <text:p>2 g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pelunker’s outfit </text:p>
          </table:table-cell>
          <table:table-cell office:value-type="string">
            <text:p>5 gp </text:p>
          </table:table-cell>
          <table:table-cell office:value-type="string">
            <text:p>9 lb.</text:p>
          </table:table-cell>
          <table:table-cell table:number-columns-repeated="4"/>
        </table:table-row>
        <table:table-row table:style-name="ro1">
          <table:table-cell office:value-type="string">
            <text:p>Spider poles </text:p>
          </table:table-cell>
          <table:table-cell office:value-type="string">
            <text:p>35 gp </text:p>
          </table:table-cell>
          <table:table-cell office:value-type="string">
            <text:p>8 lb.</text:p>
          </table:table-cell>
          <table:table-cell table:number-columns-repeated="4"/>
        </table:table-row>
        <table:table-row table:style-name="ro1">
          <table:table-cell office:value-type="string">
            <text:p>Spider poles </text:p>
          </table:table-cell>
          <table:table-cell office:value-type="string">
            <text:p>35 gp </text:p>
          </table:table-cell>
          <table:table-cell office:value-type="string">
            <text:p>8 lb.</text:p>
          </table:table-cell>
          <table:table-cell table:number-columns-repeated="4"/>
        </table:table-row>
        <table:table-row table:style-name="ro1">
          <table:table-cell office:value-type="string">
            <text:p>Sprayer </text:p>
          </table:table-cell>
          <table:table-cell office:value-type="string">
            <text:p>15 gp </text:p>
          </table:table-cell>
          <table:table-cell office:value-type="string">
            <text:p>4 lb.</text:p>
          </table:table-cell>
          <table:table-cell table:number-columns-repeated="4"/>
        </table:table-row>
        <table:table-row table:style-name="ro1">
          <table:table-cell office:value-type="string">
            <text:p>Sprayer </text:p>
          </table:table-cell>
          <table:table-cell office:value-type="string">
            <text:p>15 gp </text:p>
          </table:table-cell>
          <table:table-cell office:value-type="string">
            <text:p>4 lb.</text:p>
          </table:table-cell>
          <table:table-cell table:number-columns-repeated="4"/>
        </table:table-row>
        <table:table-row table:style-name="ro1">
          <table:table-cell office:value-type="string">
            <text:p>Springwall </text:p>
          </table:table-cell>
          <table:table-cell office:value-type="string">
            <text:p>6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Springwall </text:p>
          </table:table-cell>
          <table:table-cell office:value-type="string">
            <text:p>6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Stilts </text:p>
          </table:table-cell>
          <table:table-cell office:value-type="string">
            <text:p>5 gp </text:p>
          </table:table-cell>
          <table:table-cell office:value-type="string">
            <text:p>8 lb.</text:p>
          </table:table-cell>
          <table:table-cell table:number-columns-repeated="4"/>
        </table:table-row>
        <table:table-row table:style-name="ro1">
          <table:table-cell office:value-type="string">
            <text:p>Stilts </text:p>
          </table:table-cell>
          <table:table-cell office:value-type="string">
            <text:p>5 gp </text:p>
          </table:table-cell>
          <table:table-cell office:value-type="string">
            <text:p>8 lb.</text:p>
          </table:table-cell>
          <table:table-cell table:number-columns-repeated="4"/>
        </table:table-row>
        <table:table-row table:style-name="ro1">
          <table:table-cell office:value-type="string">
            <text:p>Stockings </text:p>
          </table:table-cell>
          <table:table-cell office:value-type="string">
            <text:p>4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ugar </text:p>
          </table:table-cell>
          <table:table-cell office:value-type="string">
            <text:p>1 gp/lb.</text:p>
          </table:table-cell>
          <table:table-cell table:number-columns-repeated="5"/>
        </table:table-row>
        <table:table-row table:style-name="ro1">
          <table:table-cell office:value-type="string">
            <text:p>Sunflower oil </text:p>
          </table:table-cell>
          <table:table-cell office:value-type="string">
            <text:p>3 sp</text:p>
          </table:table-cell>
          <table:table-cell table:number-columns-repeated="5"/>
        </table:table-row>
        <table:table-row table:style-name="ro1">
          <table:table-cell office:value-type="string">
            <text:p>Suspenders </text:p>
          </table:table-cell>
          <table:table-cell office:value-type="string">
            <text:p>8 c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Sweet cicely </text:p>
          </table:table-cell>
          <table:table-cell office:value-type="string">
            <text:p>1 sp</text:p>
          </table:table-cell>
          <table:table-cell table:number-columns-repeated="5"/>
        </table:table-row>
        <table:table-row table:style-name="ro1">
          <table:table-cell office:value-type="string">
            <text:p>Swimmer’s kit </text:p>
          </table:table-cell>
          <table:table-cell office:value-type="string">
            <text:p>15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Tabard </text:p>
          </table:table-cell>
          <table:table-cell office:value-type="string">
            <text:p>5 s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Table case, folding </text:p>
          </table:table-cell>
          <table:table-cell office:value-type="string">
            <text:p>5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Table case, folding </text:p>
          </table:table-cell>
          <table:table-cell office:value-type="string">
            <text:p>5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Tarp </text:p>
          </table:table-cell>
          <table:table-cell office:value-type="string">
            <text:p>5 gp </text:p>
          </table:table-cell>
          <table:table-cell office:value-type="string">
            <text:p>30 lb.</text:p>
          </table:table-cell>
          <table:table-cell table:number-columns-repeated="4"/>
        </table:table-row>
        <table:table-row table:style-name="ro1">
          <table:table-cell office:value-type="string">
            <text:p>Tarp </text:p>
          </table:table-cell>
          <table:table-cell office:value-type="string">
            <text:p>5 gp </text:p>
          </table:table-cell>
          <table:table-cell office:value-type="string">
            <text:p>30 lb.</text:p>
          </table:table-cell>
          <table:table-cell table:number-columns-repeated="4"/>
        </table:table-row>
        <table:table-row table:style-name="ro1">
          <table:table-cell office:value-type="string">
            <text:p>Tarragon </text:p>
          </table:table-cell>
          <table:table-cell office:value-type="string">
            <text:p>1 gp</text:p>
          </table:table-cell>
          <table:table-cell table:number-columns-repeated="5"/>
        </table:table-row>
        <table:table-row table:style-name="ro1">
          <table:table-cell office:value-type="string">
            <text:p>Teepee </text:p>
          </table:table-cell>
          <table:table-cell office:value-type="string">
            <text:p>60 gp </text:p>
          </table:table-cell>
          <table:table-cell office:value-type="string">
            <text:p>100 lb.</text:p>
          </table:table-cell>
          <table:table-cell table:number-columns-repeated="4"/>
        </table:table-row>
        <table:table-row table:style-name="ro1">
          <table:table-cell office:value-type="string">
            <text:p>Teepee </text:p>
          </table:table-cell>
          <table:table-cell office:value-type="string">
            <text:p>60 gp </text:p>
          </table:table-cell>
          <table:table-cell office:value-type="string">
            <text:p>100 lb.</text:p>
          </table:table-cell>
          <table:table-cell table:number-columns-repeated="4"/>
        </table:table-row>
        <table:table-row table:style-name="ro1">
          <table:table-cell office:value-type="string">
            <text:p>Tent, four-person </text:p>
          </table:table-cell>
          <table:table-cell office:value-type="string">
            <text:p>20 gp </text:p>
          </table:table-cell>
          <table:table-cell office:value-type="string">
            <text:p>40 lb.</text:p>
          </table:table-cell>
          <table:table-cell table:number-columns-repeated="4"/>
        </table:table-row>
        <table:table-row table:style-name="ro1">
          <table:table-cell office:value-type="string">
            <text:p>Tent, four-person </text:p>
          </table:table-cell>
          <table:table-cell office:value-type="string">
            <text:p>20 gp </text:p>
          </table:table-cell>
          <table:table-cell office:value-type="string">
            <text:p>40 lb.</text:p>
          </table:table-cell>
          <table:table-cell table:number-columns-repeated="4"/>
        </table:table-row>
        <table:table-row table:style-name="ro1">
          <table:table-cell office:value-type="string">
            <text:p>Tent, one-person </text:p>
          </table:table-cell>
          <table:table-cell office:value-type="string">
            <text:p>5 gp </text:p>
          </table:table-cell>
          <table:table-cell office:value-type="string">
            <text:p>10 lb.</text:p>
          </table:table-cell>
          <table:table-cell table:number-columns-repeated="4"/>
        </table:table-row>
        <table:table-row table:style-name="ro1">
          <table:table-cell office:value-type="string">
            <text:p>Tent, one-person </text:p>
          </table:table-cell>
          <table:table-cell office:value-type="string">
            <text:p>5 gp </text:p>
          </table:table-cell>
          <table:table-cell office:value-type="string">
            <text:p>10 lb.</text:p>
          </table:table-cell>
          <table:table-cell table:number-columns-repeated="4"/>
        </table:table-row>
        <table:table-row table:style-name="ro1">
          <table:table-cell office:value-type="string">
            <text:p>Tent, pavilion </text:p>
          </table:table-cell>
          <table:table-cell office:value-type="string">
            <text:p>100 gp </text:p>
          </table:table-cell>
          <table:table-cell office:value-type="string">
            <text:p>300 lb.</text:p>
          </table:table-cell>
          <table:table-cell table:number-columns-repeated="4"/>
        </table:table-row>
        <table:table-row table:style-name="ro1">
          <table:table-cell office:value-type="string">
            <text:p>Tent, pavilion </text:p>
          </table:table-cell>
          <table:table-cell office:value-type="string">
            <text:p>100 gp </text:p>
          </table:table-cell>
          <table:table-cell office:value-type="string">
            <text:p>300 lb.</text:p>
          </table:table-cell>
          <table:table-cell table:number-columns-repeated="4"/>
        </table:table-row>
        <table:table-row table:style-name="ro1">
          <table:table-cell office:value-type="string">
            <text:p>Thieves’ tools, longspoon </text:p>
          </table:table-cell>
          <table:table-cell office:value-type="string">
            <text:p>80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Thieves’ tools, masterwork longspoon </text:p>
          </table:table-cell>
          <table:table-cell office:value-type="string">
            <text:p>150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Thieving helmet </text:p>
          </table:table-cell>
          <table:table-cell office:value-type="string">
            <text:p>1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Thieving helmet </text:p>
          </table:table-cell>
          <table:table-cell office:value-type="string">
            <text:p>10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Thumbscrew</text:p>
          </table:table-cell>
          <table:table-cell office:value-type="string">
            <text:p>1 gp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Thyme </text:p>
          </table:table-cell>
          <table:table-cell office:value-type="string">
            <text:p>1 sp</text:p>
          </table:table-cell>
          <table:table-cell table:number-columns-repeated="5"/>
        </table:table-row>
        <table:table-row table:style-name="ro1">
          <table:table-cell office:value-type="string">
            <text:p>Tobacco </text:p>
          </table:table-cell>
          <table:table-cell office:value-type="string">
            <text:p>5 sp/lb.</text:p>
          </table:table-cell>
          <table:table-cell table:number-columns-repeated="5"/>
        </table:table-row>
        <table:table-row table:style-name="ro1">
          <table:table-cell office:value-type="string">
            <text:p>Toga Peasant </text:p>
          </table:table-cell>
          <table:table-cell office:value-type="string">
            <text:p>8 c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Toga Silk </text:p>
          </table:table-cell>
          <table:table-cell office:value-type="string">
            <text:p>45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Toga Velvet </text:p>
          </table:table-cell>
          <table:table-cell office:value-type="string">
            <text:p>5 gp </text:p>
          </table:table-cell>
          <table:table-cell office:value-type="string">
            <text:p>3 lb.</text:p>
          </table:table-cell>
          <table:table-cell table:number-columns-repeated="4"/>
        </table:table-row>
        <table:table-row table:style-name="ro1">
          <table:table-cell office:value-type="string">
            <text:p>Tomatoes </text:p>
          </table:table-cell>
          <table:table-cell office:value-type="string">
            <text:p>1 gp/lb.</text:p>
          </table:table-cell>
          <table:table-cell table:number-columns-repeated="5"/>
        </table:table-row>
        <table:table-row table:style-name="ro1">
          <table:table-cell office:value-type="string">
            <text:p>Tongs, metal </text:p>
          </table:table-cell>
          <table:table-cell office:value-type="string">
            <text:p>3 gp </text:p>
          </table:table-cell>
          <table:table-cell office:value-type="string">
            <text:p>4 lb.</text:p>
          </table:table-cell>
          <table:table-cell table:number-columns-repeated="4"/>
        </table:table-row>
        <table:table-row table:style-name="ro1">
          <table:table-cell office:value-type="string">
            <text:p>Tongs, metal </text:p>
          </table:table-cell>
          <table:table-cell office:value-type="string">
            <text:p>3 gp </text:p>
          </table:table-cell>
          <table:table-cell office:value-type="string">
            <text:p>4 lb.</text:p>
          </table:table-cell>
          <table:table-cell table:number-columns-repeated="4"/>
        </table:table-row>
        <table:table-row table:style-name="ro1">
          <table:table-cell office:value-type="string">
            <text:p>Tree stand </text:p>
          </table:table-cell>
          <table:table-cell office:value-type="string">
            <text:p>15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Tree stand </text:p>
          </table:table-cell>
          <table:table-cell office:value-type="string">
            <text:p>15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Tree tent, elven </text:p>
          </table:table-cell>
          <table:table-cell office:value-type="string">
            <text:p>3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Tree tent, elven </text:p>
          </table:table-cell>
          <table:table-cell office:value-type="string">
            <text:p>30 gp </text:p>
          </table:table-cell>
          <table:table-cell office:value-type="string">
            <text:p>5 lb.</text:p>
          </table:table-cell>
          <table:table-cell table:number-columns-repeated="4"/>
        </table:table-row>
        <table:table-row table:style-name="ro1">
          <table:table-cell office:value-type="string">
            <text:p>Triple Weapon Capsule Retainer</text:p>
          </table:table-cell>
          <table:table-cell office:value-type="string">
            <text:p>450 gp</text:p>
          </table:table-cell>
          <table:table-cell table:number-columns-repeated="5"/>
        </table:table-row>
        <table:table-row table:style-name="ro1">
          <table:table-cell office:value-type="string">
            <text:p>Tunic Cotton </text:p>
          </table:table-cell>
          <table:table-cell office:value-type="string">
            <text:p>5 s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Tunic Sackcloth </text:p>
          </table:table-cell>
          <table:table-cell office:value-type="string">
            <text:p>5 c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Tunic Silk </text:p>
          </table:table-cell>
          <table:table-cell office:value-type="string">
            <text:p>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Tunic Velvet </text:p>
          </table:table-cell>
          <table:table-cell office:value-type="string">
            <text:p>2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Turban </text:p>
          </table:table-cell>
          <table:table-cell office:value-type="string">
            <text:p>2 sp </text:p>
          </table:table-cell>
          <table:table-cell office:value-type="string">
            <text:p>1/2 lb.</text:p>
          </table:table-cell>
          <table:table-cell table:number-columns-repeated="4"/>
        </table:table-row>
        <table:table-row table:style-name="ro1">
          <table:table-cell office:value-type="string">
            <text:p>Turmeric </text:p>
          </table:table-cell>
          <table:table-cell office:value-type="string">
            <text:p>25 gp</text:p>
          </table:table-cell>
          <table:table-cell table:number-columns-repeated="5"/>
        </table:table-row>
        <table:table-row table:style-name="ro1">
          <table:table-cell office:value-type="string">
            <text:p>Twine, roll (50 ft.) </text:p>
          </table:table-cell>
          <table:table-cell office:value-type="string">
            <text:p>1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Twine, roll (50 ft.) </text:p>
          </table:table-cell>
          <table:table-cell office:value-type="string">
            <text:p>1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Vanilla </text:p>
          </table:table-cell>
          <table:table-cell office:value-type="string">
            <text:p>75 gp/oz.</text:p>
          </table:table-cell>
          <table:table-cell table:number-columns-repeated="5"/>
        </table:table-row>
        <table:table-row table:style-name="ro1">
          <table:table-cell office:value-type="string">
            <text:p>Vest, knife</text:p>
          </table:table-cell>
          <table:table-cell office:value-type="string">
            <text:p>25 gp </text:p>
          </table:table-cell>
          <table:table-cell office:value-type="string">
            <text:p>2 lb.</text:p>
          </table:table-cell>
          <table:table-cell table:number-columns-repeated="4"/>
        </table:table-row>
        <table:table-row table:style-name="ro1">
          <table:table-cell office:value-type="string">
            <text:p>Walnut oil </text:p>
          </table:table-cell>
          <table:table-cell office:value-type="string">
            <text:p>2 gp</text:p>
          </table:table-cell>
          <table:table-cell table:number-columns-repeated="5"/>
        </table:table-row>
        <table:table-row table:style-name="ro1">
          <table:table-cell office:value-type="string">
            <text:p>Walnuts </text:p>
          </table:table-cell>
          <table:table-cell office:value-type="string">
            <text:p>3 sp</text:p>
          </table:table-cell>
          <table:table-cell table:number-columns-repeated="5"/>
        </table:table-row>
        <table:table-row table:style-name="ro1">
          <table:table-cell office:value-type="string">
            <text:p>Walnuts,black </text:p>
          </table:table-cell>
          <table:table-cell office:value-type="string">
            <text:p>100 gp/lb.</text:p>
          </table:table-cell>
          <table:table-cell table:number-columns-repeated="5"/>
        </table:table-row>
        <table:table-row table:style-name="ro1">
          <table:table-cell office:value-type="string">
            <text:p>Water, lawful/chaotic </text:p>
          </table:table-cell>
          <table:table-cell office:value-type="string">
            <text:p>2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office:value-type="string">
            <text:p>Water, lawful/chaotic </text:p>
          </table:table-cell>
          <table:table-cell office:value-type="string">
            <text:p>25 gp </text:p>
          </table:table-cell>
          <table:table-cell office:value-type="string">
            <text:p>1 lb.</text:p>
          </table:table-cell>
          <table:table-cell table:number-columns-repeated="4"/>
        </table:table-row>
        <table:table-row table:style-name="ro1">
          <table:table-cell table:style-name="ce3" office:value-type="string">
            <text:p>Weapon Capsule Retainer </text:p>
          </table:table-cell>
          <table:table-cell office:value-type="string">
            <text:p>100 gp</text:p>
          </table:table-cell>
          <table:table-cell table:number-columns-repeated="5"/>
        </table:table-row>
        <table:table-row table:style-name="ro1">
          <table:table-cell office:value-type="string">
            <text:p>Wheat </text:p>
          </table:table-cell>
          <table:table-cell office:value-type="string">
            <text:p>1 cp</text:p>
          </table:table-cell>
          <table:table-cell table:number-columns-repeated="5"/>
        </table:table-row>
        <table:table-row table:style-name="ro1">
          <table:table-cell office:value-type="string">
            <text:p>Whip of Obeyance</text:p>
          </table:table-cell>
          <table:table-cell office:value-type="string">
            <text:p>2,000 gp</text:p>
          </table:table-cell>
          <table:table-cell office:value-type="string">
            <text:p>2 lb</text:p>
          </table:table-cell>
          <table:table-cell table:number-columns-repeated="4"/>
        </table:table-row>
        <table:table-row table:style-name="ro1">
          <table:table-cell office:value-type="string">
            <text:p>Wick, candle (50 ft.) </text:p>
          </table:table-cell>
          <table:table-cell office:value-type="string">
            <text:p>2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Wick, candle (50 ft.) </text:p>
          </table:table-cell>
          <table:table-cell office:value-type="string">
            <text:p>2 sp </text:p>
          </table:table-cell>
          <table:table-cell office:value-type="string">
            <text:p>—</text:p>
          </table:table-cell>
          <table:table-cell table:number-columns-repeated="4"/>
        </table:table-row>
        <table:table-row table:style-name="ro1">
          <table:table-cell office:value-type="string">
            <text:p>Winch, portable Str 18 </text:p>
          </table:table-cell>
          <table:table-cell office:value-type="string">
            <text:p>20 gp 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office:value-type="string">
            <text:p>Winch, portable Str 20 </text:p>
          </table:table-cell>
          <table:table-cell office:value-type="string">
            <text:p>40 gp </text:p>
          </table:table-cell>
          <table:table-cell office:value-type="string">
            <text:p>40 lb.</text:p>
          </table:table-cell>
          <table:table-cell table:number-columns-repeated="4"/>
        </table:table-row>
        <table:table-row table:style-name="ro1">
          <table:table-cell office:value-type="string">
            <text:p>Winch, portable Str 22 </text:p>
          </table:table-cell>
          <table:table-cell office:value-type="string">
            <text:p>80 gp </text:p>
          </table:table-cell>
          <table:table-cell office:value-type="string">
            <text:p>80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Winch, portable, Str 18 </text:p>
          </table:table-cell>
          <table:table-cell office:value-type="string">
            <text:p>20 gp </text:p>
          </table:table-cell>
          <table:table-cell office:value-type="string">
            <text:p>20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Winch, portable, Str 20 </text:p>
          </table:table-cell>
          <table:table-cell office:value-type="string">
            <text:p>40 gp </text:p>
          </table:table-cell>
          <table:table-cell office:value-type="string">
            <text:p>40 lb.</text:p>
          </table:table-cell>
          <table:table-cell table:number-columns-repeated="4"/>
        </table:table-row>
        <table:table-row table:style-name="ro1">
          <table:table-cell table:style-name="ce2" office:value-type="string">
            <text:p>Winch, portable, Str 22 </text:p>
          </table:table-cell>
          <table:table-cell office:value-type="string">
            <text:p>80 gp </text:p>
          </table:table-cell>
          <table:table-cell office:value-type="string">
            <text:p>80 lb.</text:p>
          </table:table-cell>
          <table:table-cell table:number-columns-repeated="4"/>
        </table:table-row>
        <table:table-row table:style-name="ro1">
          <table:table-cell office:value-type="string">
            <text:p>Woodruff </text:p>
          </table:table-cell>
          <table:table-cell office:value-type="string">
            <text:p>1 sp</text:p>
          </table:table-cell>
          <table:table-cell table:number-columns-repeated="5"/>
        </table:table-row>
        <table:table-row table:style-name="ro1" table:number-rows-repeated="104800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C56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3">2022-06-23</text:date>, <text:time>16:2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23M31S</meta:editing-duration>
    <meta:editing-cycles>16</meta:editing-cycles>
    <meta:generator>OpenOffice/4.1.11$Win32 OpenOffice.org_project/4111m1$Build-9808</meta:generator>
    <dc:date>2022-06-23T16:21:13.21</dc:date>
    <meta:document-statistic meta:table-count="3" meta:cell-count="1555" meta:object-count="0"/>
    <meta:user-defined meta:name="Info 1"/>
    <meta:user-defined meta:name="Info 2"/>
    <meta:user-defined meta:name="Info 3"/>
    <meta:user-defined meta:name="Info 4"/>
  </office:meta>
</office:document-meta>
</file>